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req" table:style-name="ta1">
        <table:table-column table:style-name="co1" table:default-cell-style-name="Default"/>
        <table:table-column table:style-name="co2" table:number-columns-repeated="61" table:default-cell-style-name="Default"/>
        <table:table-column table:style-name="co3" table:default-cell-style-name="Default"/>
        <table:table-column table:style-name="co2" table:number-columns-repeated="37" table:default-cell-style-name="Default"/>
        <table:table-column table:style-name="co3" table:default-cell-style-name="Default"/>
        <table:table-column table:style-name="co2" table:number-columns-repeated="34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39" table:default-cell-style-name="Default"/>
        <table:table-column table:style-name="co3" table:default-cell-style-name="Default"/>
        <table:table-column table:style-name="co2" table:number-columns-repeated="6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H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231" calcext:value-type="float">
            <text:p>0.006231</text:p>
          </table:table-cell>
          <table:table-cell office:value-type="float" office:value="0.004538" calcext:value-type="float">
            <text:p>0.004538</text:p>
          </table:table-cell>
          <table:table-cell office:value-type="float" office:value="0.004056" calcext:value-type="float">
            <text:p>0.004056</text:p>
          </table:table-cell>
          <table:table-cell office:value-type="float" office:value="0.004267" calcext:value-type="float">
            <text:p>0.004267</text:p>
          </table:table-cell>
          <table:table-cell office:value-type="float" office:value="0.003547" calcext:value-type="float">
            <text:p>0.003547</text:p>
          </table:table-cell>
          <table:table-cell office:value-type="float" office:value="0.003897" calcext:value-type="float">
            <text:p>0.003897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0.004195" calcext:value-type="float">
            <text:p>0.004195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0.003368" calcext:value-type="float">
            <text:p>0.003368</text:p>
          </table:table-cell>
          <table:table-cell office:value-type="float" office:value="0.003074" calcext:value-type="float">
            <text:p>0.003074</text:p>
          </table:table-cell>
          <table:table-cell office:value-type="float" office:value="0.004076" calcext:value-type="float">
            <text:p>0.004076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.003641" calcext:value-type="float">
            <text:p>0.003641</text:p>
          </table:table-cell>
          <table:table-cell office:value-type="float" office:value="0.003801" calcext:value-type="float">
            <text:p>0.003801</text:p>
          </table:table-cell>
          <table:table-cell office:value-type="float" office:value="0.004603" calcext:value-type="float">
            <text:p>0.004603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2963" calcext:value-type="float">
            <text:p>0.002963</text:p>
          </table:table-cell>
          <table:table-cell office:value-type="float" office:value="0.002714" calcext:value-type="float">
            <text:p>0.002714</text:p>
          </table:table-cell>
          <table:table-cell office:value-type="float" office:value="0.003673" calcext:value-type="float">
            <text:p>0.003673</text:p>
          </table:table-cell>
          <table:table-cell office:value-type="float" office:value="0.002922" calcext:value-type="float">
            <text:p>0.002922</text:p>
          </table:table-cell>
          <table:table-cell office:value-type="float" office:value="0.00284" calcext:value-type="float">
            <text:p>0.00284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0.003916" calcext:value-type="float">
            <text:p>0.003916</text:p>
          </table:table-cell>
          <table:table-cell office:value-type="float" office:value="0.003863" calcext:value-type="float">
            <text:p>0.003863</text:p>
          </table:table-cell>
          <table:table-cell office:value-type="float" office:value="0.003613" calcext:value-type="float">
            <text:p>0.003613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4004" calcext:value-type="float">
            <text:p>0.004004</text:p>
          </table:table-cell>
          <table:table-cell office:value-type="float" office:value="0.004163" calcext:value-type="float">
            <text:p>0.004163</text:p>
          </table:table-cell>
          <table:table-cell office:value-type="float" office:value="0.004088" calcext:value-type="float">
            <text:p>0.004088</text:p>
          </table:table-cell>
          <table:table-cell office:value-type="float" office:value="0.004996" calcext:value-type="float">
            <text:p>0.004996</text:p>
          </table:table-cell>
          <table:table-cell office:value-type="float" office:value="0.003985" calcext:value-type="float">
            <text:p>0.003985</text:p>
          </table:table-cell>
          <table:table-cell office:value-type="float" office:value="0.003406" calcext:value-type="float">
            <text:p>0.003406</text:p>
          </table:table-cell>
          <table:table-cell office:value-type="float" office:value="0.002526" calcext:value-type="float">
            <text:p>0.002526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3254" calcext:value-type="float">
            <text:p>0.003254</text:p>
          </table:table-cell>
          <table:table-cell office:value-type="float" office:value="0.004129" calcext:value-type="float">
            <text:p>0.004129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03398" calcext:value-type="float">
            <text:p>0.003398</text:p>
          </table:table-cell>
          <table:table-cell office:value-type="float" office:value="0.00286" calcext:value-type="float">
            <text:p>0.00286</text:p>
          </table:table-cell>
          <table:table-cell office:value-type="float" office:value="0.003692" calcext:value-type="float">
            <text:p>0.003692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0.004509" calcext:value-type="float">
            <text:p>0.004509</text:p>
          </table:table-cell>
          <table:table-cell office:value-type="float" office:value="0.003781" calcext:value-type="float">
            <text:p>0.003781</text:p>
          </table:table-cell>
          <table:table-cell office:value-type="float" office:value="0.003395" calcext:value-type="float">
            <text:p>0.003395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003845" calcext:value-type="float">
            <text:p>0.003845</text:p>
          </table:table-cell>
          <table:table-cell office:value-type="float" office:value="0.003497" calcext:value-type="float">
            <text:p>0.003497</text:p>
          </table:table-cell>
          <table:table-cell office:value-type="float" office:value="0.002839" calcext:value-type="float">
            <text:p>0.002839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4101" calcext:value-type="float">
            <text:p>0.004101</text:p>
          </table:table-cell>
          <table:table-cell office:value-type="float" office:value="0.004006" calcext:value-type="float">
            <text:p>0.004006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.004522" calcext:value-type="float">
            <text:p>0.004522</text:p>
          </table:table-cell>
          <table:table-cell office:value-type="float" office:value="0.004457" calcext:value-type="float">
            <text:p>0.004457</text:p>
          </table:table-cell>
          <table:table-cell office:value-type="float" office:value="0.004116" calcext:value-type="float">
            <text:p>0.004116</text:p>
          </table:table-cell>
          <table:table-cell office:value-type="float" office:value="0.004813" calcext:value-type="float">
            <text:p>0.004813</text:p>
          </table:table-cell>
          <table:table-cell office:value-type="float" office:value="0.005147" calcext:value-type="float">
            <text:p>0.005147</text:p>
          </table:table-cell>
          <table:table-cell office:value-type="float" office:value="0.004382" calcext:value-type="float">
            <text:p>0.004382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2954" calcext:value-type="float">
            <text:p>0.002954</text:p>
          </table:table-cell>
          <table:table-cell office:value-type="float" office:value="0.003726" calcext:value-type="float">
            <text:p>0.003726</text:p>
          </table:table-cell>
          <table:table-cell office:value-type="float" office:value="0.002676" calcext:value-type="float">
            <text:p>0.002676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4155" calcext:value-type="float">
            <text:p>0.004155</text:p>
          </table:table-cell>
          <table:table-cell office:value-type="float" office:value="0.003166" calcext:value-type="float">
            <text:p>0.003166</text:p>
          </table:table-cell>
          <table:table-cell office:value-type="float" office:value="0.003069" calcext:value-type="float">
            <text:p>0.003069</text:p>
          </table:table-cell>
          <table:table-cell office:value-type="float" office:value="0.003108" calcext:value-type="float">
            <text:p>0.003108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351" calcext:value-type="float">
            <text:p>0.003351</text:p>
          </table:table-cell>
          <table:table-cell office:value-type="float" office:value="0.003342" calcext:value-type="float">
            <text:p>0.003342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4542" calcext:value-type="float">
            <text:p>0.004542</text:p>
          </table:table-cell>
          <table:table-cell office:value-type="float" office:value="0.003452" calcext:value-type="float">
            <text:p>0.003452</text:p>
          </table:table-cell>
          <table:table-cell office:value-type="float" office:value="0.003421" calcext:value-type="float">
            <text:p>0.003421</text:p>
          </table:table-cell>
          <table:table-cell office:value-type="float" office:value="0.002973" calcext:value-type="float">
            <text:p>0.002973</text:p>
          </table:table-cell>
          <table:table-cell office:value-type="float" office:value="0.003365" calcext:value-type="float">
            <text:p>0.003365</text:p>
          </table:table-cell>
          <table:table-cell office:value-type="float" office:value="0.002772" calcext:value-type="float">
            <text:p>0.002772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03454" calcext:value-type="float">
            <text:p>0.003454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3265" calcext:value-type="float">
            <text:p>0.003265</text:p>
          </table:table-cell>
          <table:table-cell office:value-type="float" office:value="0.003994" calcext:value-type="float">
            <text:p>0.003994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0.003945" calcext:value-type="float">
            <text:p>0.003945</text:p>
          </table:table-cell>
          <table:table-cell office:value-type="float" office:value="0.003998" calcext:value-type="float">
            <text:p>0.003998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.002637" calcext:value-type="float">
            <text:p>0.002637</text:p>
          </table:table-cell>
          <table:table-cell office:value-type="float" office:value="0.004211" calcext:value-type="float">
            <text:p>0.004211</text:p>
          </table:table-cell>
          <table:table-cell office:value-type="float" office:value="0.003204" calcext:value-type="float">
            <text:p>0.003204</text:p>
          </table:table-cell>
          <table:table-cell office:value-type="float" office:value="0.004196" calcext:value-type="float">
            <text:p>0.004196</text:p>
          </table:table-cell>
          <table:table-cell office:value-type="float" office:value="0.003404" calcext:value-type="float">
            <text:p>0.003404</text:p>
          </table:table-cell>
          <table:table-cell office:value-type="float" office:value="0.004407" calcext:value-type="float">
            <text:p>0.004407</text:p>
          </table:table-cell>
          <table:table-cell office:value-type="float" office:value="0.003687" calcext:value-type="float">
            <text:p>0.003687</text:p>
          </table:table-cell>
          <table:table-cell office:value-type="float" office:value="0.003976" calcext:value-type="float">
            <text:p>0.003976</text:p>
          </table:table-cell>
          <table:table-cell office:value-type="float" office:value="0.002788" calcext:value-type="float">
            <text:p>0.002788</text:p>
          </table:table-cell>
          <table:table-cell office:value-type="float" office:value="0.003809" calcext:value-type="float">
            <text:p>0.003809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4462" calcext:value-type="float">
            <text:p>0.004462</text:p>
          </table:table-cell>
          <table:table-cell office:value-type="float" office:value="0.003947" calcext:value-type="float">
            <text:p>0.003947</text:p>
          </table:table-cell>
          <table:table-cell office:value-type="float" office:value="0.004448" calcext:value-type="float">
            <text:p>0.004448</text:p>
          </table:table-cell>
          <table:table-cell office:value-type="float" office:value="0.003642" calcext:value-type="float">
            <text:p>0.003642</text:p>
          </table:table-cell>
          <table:table-cell office:value-type="float" office:value="0.004272" calcext:value-type="float">
            <text:p>0.004272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0.004086" calcext:value-type="float">
            <text:p>0.004086</text:p>
          </table:table-cell>
          <table:table-cell office:value-type="float" office:value="0.003733" calcext:value-type="float">
            <text:p>0.003733</text:p>
          </table:table-cell>
          <table:table-cell office:value-type="float" office:value="0.004094" calcext:value-type="float">
            <text:p>0.004094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04542" calcext:value-type="float">
            <text:p>0.004542</text:p>
          </table:table-cell>
          <table:table-cell office:value-type="float" office:value="0.004003" calcext:value-type="float">
            <text:p>0.004003</text:p>
          </table:table-cell>
          <table:table-cell office:value-type="float" office:value="0.004781" calcext:value-type="float">
            <text:p>0.004781</text:p>
          </table:table-cell>
          <table:table-cell office:value-type="float" office:value="0.003707" calcext:value-type="float">
            <text:p>0.003707</text:p>
          </table:table-cell>
          <table:table-cell office:value-type="float" office:value="0.004575" calcext:value-type="float">
            <text:p>0.004575</text:p>
          </table:table-cell>
          <table:table-cell office:value-type="float" office:value="0.004599" calcext:value-type="float">
            <text:p>0.004599</text:p>
          </table:table-cell>
          <table:table-cell office:value-type="float" office:value="0.004973" calcext:value-type="float">
            <text:p>0.004973</text:p>
          </table:table-cell>
          <table:table-cell office:value-type="float" office:value="0.005139" calcext:value-type="float">
            <text:p>0.005139</text:p>
          </table:table-cell>
          <table:table-cell office:value-type="float" office:value="0.004865" calcext:value-type="float">
            <text:p>0.004865</text:p>
          </table:table-cell>
          <table:table-cell office:value-type="float" office:value="0.004466" calcext:value-type="float">
            <text:p>0.004466</text:p>
          </table:table-cell>
          <table:table-cell office:value-type="float" office:value="0.003798" calcext:value-type="float">
            <text:p>0.003798</text:p>
          </table:table-cell>
          <table:table-cell office:value-type="float" office:value="0.003364" calcext:value-type="float">
            <text:p>0.003364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0.003473" calcext:value-type="float">
            <text:p>0.003473</text:p>
          </table:table-cell>
          <table:table-cell office:value-type="float" office:value="0.003295" calcext:value-type="float">
            <text:p>0.003295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4223" calcext:value-type="float">
            <text:p>0.004223</text:p>
          </table:table-cell>
          <table:table-cell office:value-type="float" office:value="0.003018" calcext:value-type="float">
            <text:p>0.003018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672" calcext:value-type="float">
            <text:p>0.002672</text:p>
          </table:table-cell>
          <table:table-cell office:value-type="float" office:value="0.003453" calcext:value-type="float">
            <text:p>0.003453</text:p>
          </table:table-cell>
          <table:table-cell office:value-type="float" office:value="0.003993" calcext:value-type="float">
            <text:p>0.003993</text:p>
          </table:table-cell>
          <table:table-cell office:value-type="float" office:value="0.003751" calcext:value-type="float">
            <text:p>0.003751</text:p>
          </table:table-cell>
          <table:table-cell office:value-type="float" office:value="0.004241" calcext:value-type="float">
            <text:p>0.004241</text:p>
          </table:table-cell>
          <table:table-cell office:value-type="float" office:value="0.004502" calcext:value-type="float">
            <text:p>0.004502</text:p>
          </table:table-cell>
          <table:table-cell office:value-type="float" office:value="0.003679" calcext:value-type="float">
            <text:p>0.003679</text:p>
          </table:table-cell>
          <table:table-cell office:value-type="float" office:value="0.003049" calcext:value-type="float">
            <text:p>0.003049</text:p>
          </table:table-cell>
          <table:table-cell office:value-type="float" office:value="0.002861" calcext:value-type="float">
            <text:p>0.002861</text:p>
          </table:table-cell>
          <table:table-cell office:value-type="float" office:value="0.003751" calcext:value-type="float">
            <text:p>0.003751</text:p>
          </table:table-cell>
          <table:table-cell office:value-type="float" office:value="0.004171" calcext:value-type="float">
            <text:p>0.00417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03913" calcext:value-type="float">
            <text:p>0.003913</text:p>
          </table:table-cell>
          <table:table-cell office:value-type="float" office:value="0.004115" calcext:value-type="float">
            <text:p>0.004115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3122" calcext:value-type="float">
            <text:p>0.003122</text:p>
          </table:table-cell>
          <table:table-cell office:value-type="float" office:value="0.003768" calcext:value-type="float">
            <text:p>0.003768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4259" calcext:value-type="float">
            <text:p>0.004259</text:p>
          </table:table-cell>
          <table:table-cell office:value-type="float" office:value="0.004537" calcext:value-type="float">
            <text:p>0.004537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0.003893" calcext:value-type="float">
            <text:p>0.003893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965" calcext:value-type="float">
            <text:p>0.002965</text:p>
          </table:table-cell>
          <table:table-cell office:value-type="float" office:value="0.003954" calcext:value-type="float">
            <text:p>0.003954</text:p>
          </table:table-cell>
          <table:table-cell office:value-type="float" office:value="0.003437" calcext:value-type="float">
            <text:p>0.003437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3212" calcext:value-type="float">
            <text:p>0.003212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673" calcext:value-type="float">
            <text:p>0.003673</text:p>
          </table:table-cell>
          <table:table-cell office:value-type="float" office:value="0.003542" calcext:value-type="float">
            <text:p>0.003542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0.004066" calcext:value-type="float">
            <text:p>0.004066</text:p>
          </table:table-cell>
          <table:table-cell office:value-type="float" office:value="0.004383" calcext:value-type="float">
            <text:p>0.004383</text:p>
          </table:table-cell>
          <table:table-cell office:value-type="float" office:value="0.003747" calcext:value-type="float">
            <text:p>0.003747</text:p>
          </table:table-cell>
          <table:table-cell office:value-type="float" office:value="0.003482" calcext:value-type="float">
            <text:p>0.003482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3967" calcext:value-type="float">
            <text:p>0.003967</text:p>
          </table:table-cell>
          <table:table-cell office:value-type="float" office:value="0.004208" calcext:value-type="float">
            <text:p>0.004208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0.004182" calcext:value-type="float">
            <text:p>0.004182</text:p>
          </table:table-cell>
          <table:table-cell office:value-type="float" office:value="0.004266" calcext:value-type="float">
            <text:p>0.004266</text:p>
          </table:table-cell>
          <table:table-cell office:value-type="float" office:value="0.003801" calcext:value-type="float">
            <text:p>0.003801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003964" calcext:value-type="float">
            <text:p>0.003964</text:p>
          </table:table-cell>
          <table:table-cell office:value-type="float" office:value="0.004355" calcext:value-type="float">
            <text:p>0.004355</text:p>
          </table:table-cell>
          <table:table-cell office:value-type="float" office:value="0.004333" calcext:value-type="float">
            <text:p>0.004333</text:p>
          </table:table-cell>
          <table:table-cell office:value-type="float" office:value="0.004007" calcext:value-type="float">
            <text:p>0.004007</text:p>
          </table:table-cell>
          <table:table-cell office:value-type="float" office:value="0.004715" calcext:value-type="float">
            <text:p>0.004715</text:p>
          </table:table-cell>
          <table:table-cell office:value-type="float" office:value="0.005114" calcext:value-type="float">
            <text:p>0.005114</text:p>
          </table:table-cell>
          <table:table-cell office:value-type="float" office:value="0.003963" calcext:value-type="float">
            <text:p>0.003963</text:p>
          </table:table-cell>
          <table:table-cell office:value-type="float" office:value="0.003425" calcext:value-type="float">
            <text:p>0.003425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003944" calcext:value-type="float">
            <text:p>0.003944</text:p>
          </table:table-cell>
          <table:table-cell office:value-type="float" office:value="0.003281" calcext:value-type="float">
            <text:p>0.003281</text:p>
          </table:table-cell>
          <table:table-cell office:value-type="float" office:value="0.003375" calcext:value-type="float">
            <text:p>0.003375</text:p>
          </table:table-cell>
          <table:table-cell office:value-type="float" office:value="0.004183" calcext:value-type="float">
            <text:p>0.004183</text:p>
          </table:table-cell>
          <table:table-cell office:value-type="float" office:value="0.004731" calcext:value-type="float">
            <text:p>0.004731</text:p>
          </table:table-cell>
          <table:table-cell office:value-type="float" office:value="0.003764" calcext:value-type="float">
            <text:p>0.003764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0.004817" calcext:value-type="float">
            <text:p>0.004817</text:p>
          </table:table-cell>
          <table:table-cell office:value-type="float" office:value="0.004216" calcext:value-type="float">
            <text:p>0.004216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4227" calcext:value-type="float">
            <text:p>0.004227</text:p>
          </table:table-cell>
          <table:table-cell office:value-type="float" office:value="0.005004" calcext:value-type="float">
            <text:p>0.005004</text:p>
          </table:table-cell>
          <table:table-cell office:value-type="float" office:value="0.003707" calcext:value-type="float">
            <text:p>0.003707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04063" calcext:value-type="float">
            <text:p>0.004063</text:p>
          </table:table-cell>
          <table:table-cell office:value-type="float" office:value="0.003505" calcext:value-type="float">
            <text:p>0.003505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3636" calcext:value-type="float">
            <text:p>0.003636</text:p>
          </table:table-cell>
          <table:table-cell office:value-type="float" office:value="0.004374" calcext:value-type="float">
            <text:p>0.004374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003863" calcext:value-type="float">
            <text:p>0.003863</text:p>
          </table:table-cell>
          <table:table-cell office:value-type="float" office:value="0.004607" calcext:value-type="float">
            <text:p>0.004607</text:p>
          </table:table-cell>
          <table:table-cell office:value-type="float" office:value="0.004549" calcext:value-type="float">
            <text:p>0.004549</text:p>
          </table:table-cell>
          <table:table-cell office:value-type="float" office:value="0.004122" calcext:value-type="float">
            <text:p>0.004122</text:p>
          </table:table-cell>
          <table:table-cell office:value-type="float" office:value="0.004463" calcext:value-type="float">
            <text:p>0.004463</text:p>
          </table:table-cell>
          <table:table-cell office:value-type="float" office:value="0.004355" calcext:value-type="float">
            <text:p>0.004355</text:p>
          </table:table-cell>
          <table:table-cell office:value-type="float" office:value="0.005024" calcext:value-type="float">
            <text:p>0.005024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003958" calcext:value-type="float">
            <text:p>0.003958</text:p>
          </table:table-cell>
          <table:table-cell office:value-type="float" office:value="0.004122" calcext:value-type="float">
            <text:p>0.004122</text:p>
          </table:table-cell>
          <table:table-cell office:value-type="float" office:value="0.004614" calcext:value-type="float">
            <text:p>0.004614</text:p>
          </table:table-cell>
          <table:table-cell office:value-type="float" office:value="0.004103" calcext:value-type="float">
            <text:p>0.004103</text:p>
          </table:table-cell>
          <table:table-cell office:value-type="float" office:value="0.004882" calcext:value-type="float">
            <text:p>0.004882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04938" calcext:value-type="float">
            <text:p>0.004938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4253" calcext:value-type="float">
            <text:p>0.004253</text:p>
          </table:table-cell>
          <table:table-cell office:value-type="float" office:value="0.004262" calcext:value-type="float">
            <text:p>0.004262</text:p>
          </table:table-cell>
          <table:table-cell office:value-type="float" office:value="0.004258" calcext:value-type="float">
            <text:p>0.004258</text:p>
          </table:table-cell>
          <table:table-cell office:value-type="float" office:value="0.003957" calcext:value-type="float">
            <text:p>0.003957</text:p>
          </table:table-cell>
          <table:table-cell office:value-type="float" office:value="0.004736" calcext:value-type="float">
            <text:p>0.004736</text:p>
          </table:table-cell>
          <table:table-cell office:value-type="float" office:value="0.004622" calcext:value-type="float">
            <text:p>0.004622</text:p>
          </table:table-cell>
          <table:table-cell office:value-type="float" office:value="0.005012" calcext:value-type="float">
            <text:p>0.005012</text:p>
          </table:table-cell>
          <table:table-cell office:value-type="float" office:value="0.004147" calcext:value-type="float">
            <text:p>0.004147</text:p>
          </table:table-cell>
          <table:table-cell office:value-type="float" office:value="0.004434" calcext:value-type="float">
            <text:p>0.004434</text:p>
          </table:table-cell>
          <table:table-cell office:value-type="float" office:value="0.005235" calcext:value-type="float">
            <text:p>0.005235</text:p>
          </table:table-cell>
          <table:table-cell office:value-type="float" office:value="0.004737" calcext:value-type="float">
            <text:p>0.004737</text:p>
          </table:table-cell>
          <table:table-cell office:value-type="float" office:value="0.004187" calcext:value-type="float">
            <text:p>0.004187</text:p>
          </table:table-cell>
          <table:table-cell office:value-type="float" office:value="0.004413" calcext:value-type="float">
            <text:p>0.004413</text:p>
          </table:table-cell>
          <table:table-cell office:value-type="float" office:value="0.004363" calcext:value-type="float">
            <text:p>0.004363</text:p>
          </table:table-cell>
          <table:table-cell office:value-type="float" office:value="0.004993" calcext:value-type="float">
            <text:p>0.004993</text:p>
          </table:table-cell>
          <table:table-cell office:value-type="float" office:value="0.004662" calcext:value-type="float">
            <text:p>0.004662</text:p>
          </table:table-cell>
          <table:table-cell office:value-type="float" office:value="0.005087" calcext:value-type="float">
            <text:p>0.005087</text:p>
          </table:table-cell>
          <table:table-cell office:value-type="float" office:value="0.005032" calcext:value-type="float">
            <text:p>0.005032</text:p>
          </table:table-cell>
          <table:table-cell office:value-type="float" office:value="0.004944" calcext:value-type="float">
            <text:p>0.004944</text:p>
          </table:table-cell>
          <table:table-cell office:value-type="float" office:value="0.005193" calcext:value-type="float">
            <text:p>0.005193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0.004869" calcext:value-type="float">
            <text:p>0.004869</text:p>
          </table:table-cell>
          <table:table-cell office:value-type="float" office:value="0.004725" calcext:value-type="float">
            <text:p>0.004725</text:p>
          </table:table-cell>
          <table:table-cell office:value-type="float" office:value="0.99781" calcext:value-type="float">
            <text:p>0.997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933" calcext:value-type="float">
            <text:p>0.009933</text:p>
          </table:table-cell>
          <table:table-cell office:value-type="float" office:value="0.005612" calcext:value-type="float">
            <text:p>0.005612</text:p>
          </table:table-cell>
          <table:table-cell office:value-type="float" office:value="0.004854" calcext:value-type="float">
            <text:p>0.004854</text:p>
          </table:table-cell>
          <table:table-cell office:value-type="float" office:value="0.004562" calcext:value-type="float">
            <text:p>0.004562</text:p>
          </table:table-cell>
          <table:table-cell office:value-type="float" office:value="0.00506" calcext:value-type="float">
            <text:p>0.00506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3746" calcext:value-type="float">
            <text:p>0.003746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7846" calcext:value-type="float">
            <text:p>0.007846</text:p>
          </table:table-cell>
          <table:table-cell office:value-type="float" office:value="0.003387" calcext:value-type="float">
            <text:p>0.003387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0.004948" calcext:value-type="float">
            <text:p>0.004948</text:p>
          </table:table-cell>
          <table:table-cell office:value-type="float" office:value="0.002951" calcext:value-type="float">
            <text:p>0.002951</text:p>
          </table:table-cell>
          <table:table-cell office:value-type="float" office:value="0.004272" calcext:value-type="float">
            <text:p>0.004272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.003347" calcext:value-type="float">
            <text:p>0.003347</text:p>
          </table:table-cell>
          <table:table-cell office:value-type="float" office:value="0.006861" calcext:value-type="float">
            <text:p>0.006861</text:p>
          </table:table-cell>
          <table:table-cell office:value-type="float" office:value="0.002835" calcext:value-type="float">
            <text:p>0.002835</text:p>
          </table:table-cell>
          <table:table-cell office:value-type="float" office:value="0.002977" calcext:value-type="float">
            <text:p>0.002977</text:p>
          </table:table-cell>
          <table:table-cell office:value-type="float" office:value="0.002867" calcext:value-type="float">
            <text:p>0.002867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.004385" calcext:value-type="float">
            <text:p>0.004385</text:p>
          </table:table-cell>
          <table:table-cell office:value-type="float" office:value="0.00413" calcext:value-type="float">
            <text:p>0.00413</text:p>
          </table:table-cell>
          <table:table-cell office:value-type="float" office:value="0.003581" calcext:value-type="float">
            <text:p>0.003581</text:p>
          </table:table-cell>
          <table:table-cell office:value-type="float" office:value="0.003244" calcext:value-type="float">
            <text:p>0.003244</text:p>
          </table:table-cell>
          <table:table-cell office:value-type="float" office:value="0.003844" calcext:value-type="float">
            <text:p>0.003844</text:p>
          </table:table-cell>
          <table:table-cell office:value-type="float" office:value="0.004542" calcext:value-type="float">
            <text:p>0.004542</text:p>
          </table:table-cell>
          <table:table-cell office:value-type="float" office:value="0.005282" calcext:value-type="float">
            <text:p>0.005282</text:p>
          </table:table-cell>
          <table:table-cell office:value-type="float" office:value="0.003377" calcext:value-type="float">
            <text:p>0.003377</text:p>
          </table:table-cell>
          <table:table-cell office:value-type="float" office:value="0.003881" calcext:value-type="float">
            <text:p>0.003881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.004911" calcext:value-type="float">
            <text:p>0.004911</text:p>
          </table:table-cell>
          <table:table-cell office:value-type="float" office:value="0.006495" calcext:value-type="float">
            <text:p>0.00649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088" calcext:value-type="float">
            <text:p>0.004088</text:p>
          </table:table-cell>
          <table:table-cell office:value-type="float" office:value="0.004433" calcext:value-type="float">
            <text:p>0.004433</text:p>
          </table:table-cell>
          <table:table-cell office:value-type="float" office:value="0.003218" calcext:value-type="float">
            <text:p>0.003218</text:p>
          </table:table-cell>
          <table:table-cell office:value-type="float" office:value="0.003168" calcext:value-type="float">
            <text:p>0.003168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3483" calcext:value-type="float">
            <text:p>0.003483</text:p>
          </table:table-cell>
          <table:table-cell office:value-type="float" office:value="0.003403" calcext:value-type="float">
            <text:p>0.003403</text:p>
          </table:table-cell>
          <table:table-cell office:value-type="float" office:value="0.003515" calcext:value-type="float">
            <text:p>0.003515</text:p>
          </table:table-cell>
          <table:table-cell office:value-type="float" office:value="0.004658" calcext:value-type="float">
            <text:p>0.004658</text:p>
          </table:table-cell>
          <table:table-cell office:value-type="float" office:value="0.004016" calcext:value-type="float">
            <text:p>0.004016</text:p>
          </table:table-cell>
          <table:table-cell office:value-type="float" office:value="0.004321" calcext:value-type="float">
            <text:p>0.004321</text:p>
          </table:table-cell>
          <table:table-cell office:value-type="float" office:value="0.004259" calcext:value-type="float">
            <text:p>0.004259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.002989" calcext:value-type="float">
            <text:p>0.002989</text:p>
          </table:table-cell>
          <table:table-cell office:value-type="float" office:value="0.003066" calcext:value-type="float">
            <text:p>0.003066</text:p>
          </table:table-cell>
          <table:table-cell office:value-type="float" office:value="0.002895" calcext:value-type="float">
            <text:p>0.0028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03669" calcext:value-type="float">
            <text:p>0.003669</text:p>
          </table:table-cell>
          <table:table-cell office:value-type="float" office:value="0.004598" calcext:value-type="float">
            <text:p>0.004598</text:p>
          </table:table-cell>
          <table:table-cell office:value-type="float" office:value="0.004007" calcext:value-type="float">
            <text:p>0.004007</text:p>
          </table:table-cell>
          <table:table-cell office:value-type="float" office:value="0.004598" calcext:value-type="float">
            <text:p>0.004598</text:p>
          </table:table-cell>
          <table:table-cell office:value-type="float" office:value="0.004394" calcext:value-type="float">
            <text:p>0.004394</text:p>
          </table:table-cell>
          <table:table-cell office:value-type="float" office:value="0.002601" calcext:value-type="float">
            <text:p>0.002601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004288" calcext:value-type="float">
            <text:p>0.004288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.003435" calcext:value-type="float">
            <text:p>0.003435</text:p>
          </table:table-cell>
          <table:table-cell office:value-type="float" office:value="0.005283" calcext:value-type="float">
            <text:p>0.005283</text:p>
          </table:table-cell>
          <table:table-cell office:value-type="float" office:value="0.004202" calcext:value-type="float">
            <text:p>0.004202</text:p>
          </table:table-cell>
          <table:table-cell office:value-type="float" office:value="0.005647" calcext:value-type="float">
            <text:p>0.005647</text:p>
          </table:table-cell>
          <table:table-cell office:value-type="float" office:value="0.003508" calcext:value-type="float">
            <text:p>0.003508</text:p>
          </table:table-cell>
          <table:table-cell office:value-type="float" office:value="0.002678" calcext:value-type="float">
            <text:p>0.002678</text:p>
          </table:table-cell>
          <table:table-cell office:value-type="float" office:value="0.003435" calcext:value-type="float">
            <text:p>0.003435</text:p>
          </table:table-cell>
          <table:table-cell office:value-type="float" office:value="0.003807" calcext:value-type="float">
            <text:p>0.003807</text:p>
          </table:table-cell>
          <table:table-cell office:value-type="float" office:value="0.003783" calcext:value-type="float">
            <text:p>0.003783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4329" calcext:value-type="float">
            <text:p>0.0043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.004208" calcext:value-type="float">
            <text:p>0.004208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4153" calcext:value-type="float">
            <text:p>0.004153</text:p>
          </table:table-cell>
          <table:table-cell office:value-type="float" office:value="0.003276" calcext:value-type="float">
            <text:p>0.003276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.003239" calcext:value-type="float">
            <text:p>0.003239</text:p>
          </table:table-cell>
          <table:table-cell office:value-type="float" office:value="0.003315" calcext:value-type="float">
            <text:p>0.003315</text:p>
          </table:table-cell>
          <table:table-cell office:value-type="float" office:value="0.002984" calcext:value-type="float">
            <text:p>0.002984</text:p>
          </table:table-cell>
          <table:table-cell office:value-type="float" office:value="0.003194" calcext:value-type="float">
            <text:p>0.003194</text:p>
          </table:table-cell>
          <table:table-cell office:value-type="float" office:value="0.004228" calcext:value-type="float">
            <text:p>0.004228</text:p>
          </table:table-cell>
          <table:table-cell office:value-type="float" office:value="0.004241" calcext:value-type="float">
            <text:p>0.004241</text:p>
          </table:table-cell>
          <table:table-cell office:value-type="float" office:value="0.004445" calcext:value-type="float">
            <text:p>0.004445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4173" calcext:value-type="float">
            <text:p>0.004173</text:p>
          </table:table-cell>
          <table:table-cell office:value-type="float" office:value="0.004661" calcext:value-type="float">
            <text:p>0.004661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004512" calcext:value-type="float">
            <text:p>0.004512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03889" calcext:value-type="float">
            <text:p>0.003889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0.003316" calcext:value-type="float">
            <text:p>0.003316</text:p>
          </table:table-cell>
          <table:table-cell office:value-type="float" office:value="0.002098" calcext:value-type="float">
            <text:p>0.002098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04002" calcext:value-type="float">
            <text:p>0.004002</text:p>
          </table:table-cell>
          <table:table-cell office:value-type="float" office:value="0.003454" calcext:value-type="float">
            <text:p>0.003454</text:p>
          </table:table-cell>
          <table:table-cell office:value-type="float" office:value="0.002871" calcext:value-type="float">
            <text:p>0.002871</text:p>
          </table:table-cell>
          <table:table-cell office:value-type="float" office:value="0.003175" calcext:value-type="float">
            <text:p>0.003175</text:p>
          </table:table-cell>
          <table:table-cell office:value-type="float" office:value="0.004825" calcext:value-type="float">
            <text:p>0.004825</text:p>
          </table:table-cell>
          <table:table-cell office:value-type="float" office:value="0.004898" calcext:value-type="float">
            <text:p>0.004898</text:p>
          </table:table-cell>
          <table:table-cell office:value-type="float" office:value="0.003194" calcext:value-type="float">
            <text:p>0.003194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3627" calcext:value-type="float">
            <text:p>0.003627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4324" calcext:value-type="float">
            <text:p>0.004324</text:p>
          </table:table-cell>
          <table:table-cell office:value-type="float" office:value="0.003755" calcext:value-type="float">
            <text:p>0.003755</text:p>
          </table:table-cell>
          <table:table-cell office:value-type="float" office:value="0.004615" calcext:value-type="float">
            <text:p>0.004615</text:p>
          </table:table-cell>
          <table:table-cell office:value-type="float" office:value="0.004469" calcext:value-type="float">
            <text:p>0.004469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4997" calcext:value-type="float">
            <text:p>0.004997</text:p>
          </table:table-cell>
          <table:table-cell office:value-type="float" office:value="0.003633" calcext:value-type="float">
            <text:p>0.003633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04099" calcext:value-type="float">
            <text:p>0.004099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4424" calcext:value-type="float">
            <text:p>0.004424</text:p>
          </table:table-cell>
          <table:table-cell office:value-type="float" office:value="0.002491" calcext:value-type="float">
            <text:p>0.002491</text:p>
          </table:table-cell>
          <table:table-cell office:value-type="float" office:value="0.004474" calcext:value-type="float">
            <text:p>0.00447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622" calcext:value-type="float">
            <text:p>0.003622</text:p>
          </table:table-cell>
          <table:table-cell office:value-type="float" office:value="0.003603" calcext:value-type="float">
            <text:p>0.003603</text:p>
          </table:table-cell>
          <table:table-cell office:value-type="float" office:value="0.003137" calcext:value-type="float">
            <text:p>0.003137</text:p>
          </table:table-cell>
          <table:table-cell office:value-type="float" office:value="0.005414" calcext:value-type="float">
            <text:p>0.005414</text:p>
          </table:table-cell>
          <table:table-cell office:value-type="float" office:value="0.003747" calcext:value-type="float">
            <text:p>0.003747</text:p>
          </table:table-cell>
          <table:table-cell office:value-type="float" office:value="0.004251" calcext:value-type="float">
            <text:p>0.004251</text:p>
          </table:table-cell>
          <table:table-cell office:value-type="float" office:value="0.003386" calcext:value-type="float">
            <text:p>0.003386</text:p>
          </table:table-cell>
          <table:table-cell office:value-type="float" office:value="0.005903" calcext:value-type="float">
            <text:p>0.005903</text:p>
          </table:table-cell>
          <table:table-cell office:value-type="float" office:value="0.004427" calcext:value-type="float">
            <text:p>0.004427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3368" calcext:value-type="float">
            <text:p>0.003368</text:p>
          </table:table-cell>
          <table:table-cell office:value-type="float" office:value="0.002538" calcext:value-type="float">
            <text:p>0.002538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3335" calcext:value-type="float">
            <text:p>0.003335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004121" calcext:value-type="float">
            <text:p>0.004121</text:p>
          </table:table-cell>
          <table:table-cell office:value-type="float" office:value="0.004543" calcext:value-type="float">
            <text:p>0.004543</text:p>
          </table:table-cell>
          <table:table-cell office:value-type="float" office:value="0.004028" calcext:value-type="float">
            <text:p>0.004028</text:p>
          </table:table-cell>
          <table:table-cell office:value-type="float" office:value="0.004079" calcext:value-type="float">
            <text:p>0.004079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0.004636" calcext:value-type="float">
            <text:p>0.004636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0.003308" calcext:value-type="float">
            <text:p>0.003308</text:p>
          </table:table-cell>
          <table:table-cell office:value-type="float" office:value="0.004647" calcext:value-type="float">
            <text:p>0.004647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0.003768" calcext:value-type="float">
            <text:p>0.003768</text:p>
          </table:table-cell>
          <table:table-cell office:value-type="float" office:value="0.002472" calcext:value-type="float">
            <text:p>0.002472</text:p>
          </table:table-cell>
          <table:table-cell office:value-type="float" office:value="0.002248" calcext:value-type="float">
            <text:p>0.002248</text:p>
          </table:table-cell>
          <table:table-cell office:value-type="float" office:value="0.00457" calcext:value-type="float">
            <text:p>0.00457</text:p>
          </table:table-cell>
          <table:table-cell office:value-type="float" office:value="0.004037" calcext:value-type="float">
            <text:p>0.004037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00283" calcext:value-type="float">
            <text:p>0.00283</text:p>
          </table:table-cell>
          <table:table-cell office:value-type="float" office:value="0.004119" calcext:value-type="float">
            <text:p>0.004119</text:p>
          </table:table-cell>
          <table:table-cell office:value-type="float" office:value="0.003365" calcext:value-type="float">
            <text:p>0.003365</text:p>
          </table:table-cell>
          <table:table-cell office:value-type="float" office:value="0.004215" calcext:value-type="float">
            <text:p>0.004215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0.003588" calcext:value-type="float">
            <text:p>0.003588</text:p>
          </table:table-cell>
          <table:table-cell office:value-type="float" office:value="0.004119" calcext:value-type="float">
            <text:p>0.004119</text:p>
          </table:table-cell>
          <table:table-cell office:value-type="float" office:value="0.004293" calcext:value-type="float">
            <text:p>0.004293</text:p>
          </table:table-cell>
          <table:table-cell office:value-type="float" office:value="0.003444" calcext:value-type="float">
            <text:p>0.003444</text:p>
          </table:table-cell>
          <table:table-cell office:value-type="float" office:value="0.003371" calcext:value-type="float">
            <text:p>0.003371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2867" calcext:value-type="float">
            <text:p>0.002867</text:p>
          </table:table-cell>
          <table:table-cell office:value-type="float" office:value="0.003844" calcext:value-type="float">
            <text:p>0.003844</text:p>
          </table:table-cell>
          <table:table-cell office:value-type="float" office:value="0.003857" calcext:value-type="float">
            <text:p>0.003857</text:p>
          </table:table-cell>
          <table:table-cell office:value-type="float" office:value="0.004319" calcext:value-type="float">
            <text:p>0.004319</text:p>
          </table:table-cell>
          <table:table-cell office:value-type="float" office:value="0.004164" calcext:value-type="float">
            <text:p>0.004164</text:p>
          </table:table-cell>
          <table:table-cell office:value-type="float" office:value="0.004684" calcext:value-type="float">
            <text:p>0.004684</text:p>
          </table:table-cell>
          <table:table-cell office:value-type="float" office:value="0.004083" calcext:value-type="float">
            <text:p>0.004083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4565" calcext:value-type="float">
            <text:p>0.004565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04929" calcext:value-type="float">
            <text:p>0.004929</text:p>
          </table:table-cell>
          <table:table-cell office:value-type="float" office:value="0.004904" calcext:value-type="float">
            <text:p>0.004904</text:p>
          </table:table-cell>
          <table:table-cell office:value-type="float" office:value="0.003784" calcext:value-type="float">
            <text:p>0.003784</text:p>
          </table:table-cell>
          <table:table-cell office:value-type="float" office:value="0.003982" calcext:value-type="float">
            <text:p>0.003982</text:p>
          </table:table-cell>
          <table:table-cell office:value-type="float" office:value="0.004478" calcext:value-type="float">
            <text:p>0.004478</text:p>
          </table:table-cell>
          <table:table-cell office:value-type="float" office:value="0.004107" calcext:value-type="float">
            <text:p>0.004107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4184" calcext:value-type="float">
            <text:p>0.004184</text:p>
          </table:table-cell>
          <table:table-cell office:value-type="float" office:value="0.003928" calcext:value-type="float">
            <text:p>0.003928</text:p>
          </table:table-cell>
          <table:table-cell office:value-type="float" office:value="0.003403" calcext:value-type="float">
            <text:p>0.003403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3345" calcext:value-type="float">
            <text:p>0.003345</text:p>
          </table:table-cell>
          <table:table-cell office:value-type="float" office:value="0.004099" calcext:value-type="float">
            <text:p>0.004099</text:p>
          </table:table-cell>
          <table:table-cell office:value-type="float" office:value="0.003399" calcext:value-type="float">
            <text:p>0.003399</text:p>
          </table:table-cell>
          <table:table-cell office:value-type="float" office:value="0.004646" calcext:value-type="float">
            <text:p>0.004646</text:p>
          </table:table-cell>
          <table:table-cell office:value-type="float" office:value="0.003233" calcext:value-type="float">
            <text:p>0.003233</text:p>
          </table:table-cell>
          <table:table-cell office:value-type="float" office:value="0.002395" calcext:value-type="float">
            <text:p>0.002395</text:p>
          </table:table-cell>
          <table:table-cell office:value-type="float" office:value="0.003516" calcext:value-type="float">
            <text:p>0.003516</text:p>
          </table:table-cell>
          <table:table-cell office:value-type="float" office:value="0.004162" calcext:value-type="float">
            <text:p>0.004162</text:p>
          </table:table-cell>
          <table:table-cell office:value-type="float" office:value="0.004741" calcext:value-type="float">
            <text:p>0.004741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.003948" calcext:value-type="float">
            <text:p>0.003948</text:p>
          </table:table-cell>
          <table:table-cell office:value-type="float" office:value="0.004646" calcext:value-type="float">
            <text:p>0.004646</text:p>
          </table:table-cell>
          <table:table-cell office:value-type="float" office:value="0.003368" calcext:value-type="float">
            <text:p>0.003368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4453" calcext:value-type="float">
            <text:p>0.004453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0.004013" calcext:value-type="float">
            <text:p>0.004013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4994" calcext:value-type="float">
            <text:p>0.004994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3057" calcext:value-type="float">
            <text:p>0.003057</text:p>
          </table:table-cell>
          <table:table-cell office:value-type="float" office:value="0.003617" calcext:value-type="float">
            <text:p>0.003617</text:p>
          </table:table-cell>
          <table:table-cell office:value-type="float" office:value="0.004208" calcext:value-type="float">
            <text:p>0.004208</text:p>
          </table:table-cell>
          <table:table-cell office:value-type="float" office:value="0.004194" calcext:value-type="float">
            <text:p>0.004194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.003753" calcext:value-type="float">
            <text:p>0.003753</text:p>
          </table:table-cell>
          <table:table-cell office:value-type="float" office:value="0.005152" calcext:value-type="float">
            <text:p>0.005152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4098" calcext:value-type="float">
            <text:p>0.004098</text:p>
          </table:table-cell>
          <table:table-cell office:value-type="float" office:value="0.004475" calcext:value-type="float">
            <text:p>0.004475</text:p>
          </table:table-cell>
          <table:table-cell office:value-type="float" office:value="0.003415" calcext:value-type="float">
            <text:p>0.003415</text:p>
          </table:table-cell>
          <table:table-cell office:value-type="float" office:value="0.003455" calcext:value-type="float">
            <text:p>0.003455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0.004689" calcext:value-type="float">
            <text:p>0.004689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0.004063" calcext:value-type="float">
            <text:p>0.004063</text:p>
          </table:table-cell>
          <table:table-cell office:value-type="float" office:value="0.003618" calcext:value-type="float">
            <text:p>0.003618</text:p>
          </table:table-cell>
          <table:table-cell office:value-type="float" office:value="0.004572" calcext:value-type="float">
            <text:p>0.004572</text:p>
          </table:table-cell>
          <table:table-cell office:value-type="float" office:value="0.003831" calcext:value-type="float">
            <text:p>0.003831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926" calcext:value-type="float">
            <text:p>0.002926</text:p>
          </table:table-cell>
          <table:table-cell office:value-type="float" office:value="0.004079" calcext:value-type="float">
            <text:p>0.004079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2924" calcext:value-type="float">
            <text:p>0.002924</text:p>
          </table:table-cell>
          <table:table-cell office:value-type="float" office:value="0.003745" calcext:value-type="float">
            <text:p>0.003745</text:p>
          </table:table-cell>
          <table:table-cell office:value-type="float" office:value="0.004481" calcext:value-type="float">
            <text:p>0.004481</text:p>
          </table:table-cell>
          <table:table-cell office:value-type="float" office:value="0.004241" calcext:value-type="float">
            <text:p>0.004241</text:p>
          </table:table-cell>
          <table:table-cell office:value-type="float" office:value="0.003208" calcext:value-type="float">
            <text:p>0.003208</text:p>
          </table:table-cell>
          <table:table-cell office:value-type="float" office:value="0.003971" calcext:value-type="float">
            <text:p>0.003971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469" calcext:value-type="float">
            <text:p>0.00469</text:p>
          </table:table-cell>
          <table:table-cell office:value-type="float" office:value="0.003342" calcext:value-type="float">
            <text:p>0.003342</text:p>
          </table:table-cell>
          <table:table-cell office:value-type="float" office:value="0.003302" calcext:value-type="float">
            <text:p>0.003302</text:p>
          </table:table-cell>
          <table:table-cell office:value-type="float" office:value="0.002825" calcext:value-type="float">
            <text:p>0.002825</text:p>
          </table:table-cell>
          <table:table-cell office:value-type="float" office:value="0.003971" calcext:value-type="float">
            <text:p>0.003971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3445" calcext:value-type="float">
            <text:p>0.003445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.003651" calcext:value-type="float">
            <text:p>0.003651</text:p>
          </table:table-cell>
          <table:table-cell office:value-type="float" office:value="0.003328" calcext:value-type="float">
            <text:p>0.003328</text:p>
          </table:table-cell>
          <table:table-cell office:value-type="float" office:value="0.003246" calcext:value-type="float">
            <text:p>0.003246</text:p>
          </table:table-cell>
          <table:table-cell office:value-type="float" office:value="0.003489" calcext:value-type="float">
            <text:p>0.003489</text:p>
          </table:table-cell>
          <table:table-cell office:value-type="float" office:value="0.003122" calcext:value-type="float">
            <text:p>0.003122</text:p>
          </table:table-cell>
          <table:table-cell office:value-type="float" office:value="0.003029" calcext:value-type="float">
            <text:p>0.003029</text:p>
          </table:table-cell>
          <table:table-cell office:value-type="float" office:value="0.99613" calcext:value-type="float">
            <text:p>0.996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7575" calcext:value-type="float">
            <text:p>0.017575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364" calcext:value-type="float">
            <text:p>0.000364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.000438" calcext:value-type="float">
            <text:p>0.000438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465" calcext:value-type="float">
            <text:p>0.000465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4244" calcext:value-type="float">
            <text:p>0.04244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.000453" calcext:value-type="float">
            <text:p>0.000453</text:p>
          </table:table-cell>
          <table:table-cell office:value-type="float" office:value="0.000547" calcext:value-type="float">
            <text:p>0.000547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000488" calcext:value-type="float">
            <text:p>0.000488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.000572" calcext:value-type="float">
            <text:p>0.000572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.000591" calcext:value-type="float">
            <text:p>0.000591</text:p>
          </table:table-cell>
          <table:table-cell office:value-type="float" office:value="0.000531" calcext:value-type="float">
            <text:p>0.000531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0.000633" calcext:value-type="float">
            <text:p>0.000633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000644" calcext:value-type="float">
            <text:p>0.000644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0.000758" calcext:value-type="float">
            <text:p>0.000758</text:p>
          </table:table-cell>
          <table:table-cell office:value-type="float" office:value="0.000809" calcext:value-type="float">
            <text:p>0.000809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0.042727" calcext:value-type="float">
            <text:p>0.042727</text:p>
          </table:table-cell>
          <table:table-cell office:value-type="float" office:value="0.000763" calcext:value-type="float">
            <text:p>0.000763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76" calcext:value-type="float">
            <text:p>0.000776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0.000815" calcext:value-type="float">
            <text:p>0.000815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0.001288" calcext:value-type="float">
            <text:p>0.001288</text:p>
          </table:table-cell>
          <table:table-cell office:value-type="float" office:value="0.000785" calcext:value-type="float">
            <text:p>0.000785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757" calcext:value-type="float">
            <text:p>0.000757</text:p>
          </table:table-cell>
          <table:table-cell office:value-type="float" office:value="0.000771" calcext:value-type="float">
            <text:p>0.000771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0.000725" calcext:value-type="float">
            <text:p>0.000725</text:p>
          </table:table-cell>
          <table:table-cell office:value-type="float" office:value="0.000764" calcext:value-type="float">
            <text:p>0.000764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000757" calcext:value-type="float">
            <text:p>0.000757</text:p>
          </table:table-cell>
          <table:table-cell office:value-type="float" office:value="0.000791" calcext:value-type="float">
            <text:p>0.000791</text:p>
          </table:table-cell>
          <table:table-cell office:value-type="float" office:value="0.000783" calcext:value-type="float">
            <text:p>0.000783</text:p>
          </table:table-cell>
          <table:table-cell office:value-type="float" office:value="0.000815" calcext:value-type="float">
            <text:p>0.000815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0.000857" calcext:value-type="float">
            <text:p>0.000857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0.000896" calcext:value-type="float">
            <text:p>0.000896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01003" calcext:value-type="float">
            <text:p>0.001003</text:p>
          </table:table-cell>
          <table:table-cell office:value-type="float" office:value="0.000998" calcext:value-type="float">
            <text:p>0.000998</text:p>
          </table:table-cell>
          <table:table-cell office:value-type="float" office:value="0.001007" calcext:value-type="float">
            <text:p>0.001007</text:p>
          </table:table-cell>
          <table:table-cell office:value-type="float" office:value="0.001288" calcext:value-type="float">
            <text:p>0.001288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1067" calcext:value-type="float">
            <text:p>0.001067</text:p>
          </table:table-cell>
          <table:table-cell office:value-type="float" office:value="0.001072" calcext:value-type="float">
            <text:p>0.001072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1103" calcext:value-type="float">
            <text:p>0.001103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.001144" calcext:value-type="float">
            <text:p>0.00114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154" calcext:value-type="float">
            <text:p>0.001154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.001129" calcext:value-type="float">
            <text:p>0.001129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0.001418" calcext:value-type="float">
            <text:p>0.001418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01191" calcext:value-type="float">
            <text:p>0.00119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1193" calcext:value-type="float">
            <text:p>0.001193</text:p>
          </table:table-cell>
          <table:table-cell office:value-type="float" office:value="0.001103" calcext:value-type="float">
            <text:p>0.001103</text:p>
          </table:table-cell>
          <table:table-cell office:value-type="float" office:value="0.001159" calcext:value-type="float">
            <text:p>0.001159</text:p>
          </table:table-cell>
          <table:table-cell office:value-type="float" office:value="0.001058" calcext:value-type="float">
            <text:p>0.001058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961" calcext:value-type="float">
            <text:p>0.000961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954" calcext:value-type="float">
            <text:p>0.000954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0.000754" calcext:value-type="float">
            <text:p>0.000754</text:p>
          </table:table-cell>
          <table:table-cell office:value-type="float" office:value="0.000801" calcext:value-type="float">
            <text:p>0.000801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987" calcext:value-type="float">
            <text:p>0.000987</text:p>
          </table:table-cell>
          <table:table-cell office:value-type="float" office:value="0.042662" calcext:value-type="float">
            <text:p>0.042662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24" calcext:value-type="float">
            <text:p>0.000624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298335" calcext:value-type="float">
            <text:p>0.298335</text:p>
          </table:table-cell>
          <table:table-cell office:value-type="float" office:value="0.000809" calcext:value-type="float">
            <text:p>0.000809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149478" calcext:value-type="float">
            <text:p>0.149478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0.000488" calcext:value-type="float">
            <text:p>0.000488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0.000447" calcext:value-type="float">
            <text:p>0.000447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0.000553" calcext:value-type="float">
            <text:p>0.000553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000554" calcext:value-type="float">
            <text:p>0.000554</text:p>
          </table:table-cell>
          <table:table-cell office:value-type="float" office:value="0.000572" calcext:value-type="float">
            <text:p>0.000572</text:p>
          </table:table-cell>
          <table:table-cell office:value-type="float" office:value="0.000586" calcext:value-type="float">
            <text:p>0.000586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.000574" calcext:value-type="float">
            <text:p>0.000574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00612" calcext:value-type="float">
            <text:p>0.000612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.000487" calcext:value-type="float">
            <text:p>0.000487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456" calcext:value-type="float">
            <text:p>0.000456</text:p>
          </table:table-cell>
          <table:table-cell table:number-columns-repeated="2" office:value-type="float" office:value="0.000364" calcext:value-type="float">
            <text:p>0.000364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23863" calcext:value-type="float">
            <text:p>0.23863</text:p>
          </table:table-cell>
          <table:table-cell office:value-type="float" office:value="0.482881" calcext:value-type="float">
            <text:p>0.4828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2996" calcext:value-type="float">
            <text:p>0.012996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5535" calcext:value-type="float">
            <text:p>0.005535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.000586" calcext:value-type="float">
            <text:p>0.000586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487" calcext:value-type="float">
            <text:p>0.000487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000554" calcext:value-type="float">
            <text:p>0.000554</text:p>
          </table:table-cell>
          <table:table-cell office:value-type="float" office:value="0.000578" calcext:value-type="float">
            <text:p>0.000578</text:p>
          </table:table-cell>
          <table:table-cell office:value-type="float" office:value="0.000572" calcext:value-type="float">
            <text:p>0.000572</text:p>
          </table:table-cell>
          <table:table-cell office:value-type="float" office:value="0.000588" calcext:value-type="float">
            <text:p>0.000588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000722" calcext:value-type="float">
            <text:p>0.000722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000836" calcext:value-type="float">
            <text:p>0.000836</text:p>
          </table:table-cell>
          <table:table-cell office:value-type="float" office:value="0.001349" calcext:value-type="float">
            <text:p>0.001349</text:p>
          </table:table-cell>
          <table:table-cell office:value-type="float" office:value="0.000908" calcext:value-type="float">
            <text:p>0.000908</text:p>
          </table:table-cell>
          <table:table-cell office:value-type="float" office:value="0.001001" calcext:value-type="float">
            <text:p>0.001001</text:p>
          </table:table-cell>
          <table:table-cell office:value-type="float" office:value="0.000891" calcext:value-type="float">
            <text:p>0.000891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0.000944" calcext:value-type="float">
            <text:p>0.000944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0.000967" calcext:value-type="float">
            <text:p>0.000967</text:p>
          </table:table-cell>
          <table:table-cell office:value-type="float" office:value="0.000945" calcext:value-type="float">
            <text:p>0.000945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1001" calcext:value-type="float">
            <text:p>0.001001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0.000989" calcext:value-type="float">
            <text:p>0.000989</text:p>
          </table:table-cell>
          <table:table-cell table:number-columns-repeated="2" office:value-type="float" office:value="0.001075" calcext:value-type="float">
            <text:p>0.001075</text:p>
          </table:table-cell>
          <table:table-cell office:value-type="float" office:value="0.001194" calcext:value-type="float">
            <text:p>0.001194</text:p>
          </table:table-cell>
          <table:table-cell office:value-type="float" office:value="0.001219" calcext:value-type="float">
            <text:p>0.001219</text:p>
          </table:table-cell>
          <table:table-cell office:value-type="float" office:value="0.001228" calcext:value-type="float">
            <text:p>0.001228</text:p>
          </table:table-cell>
          <table:table-cell office:value-type="float" office:value="0.001383" calcext:value-type="float">
            <text:p>0.001383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001512" calcext:value-type="float">
            <text:p>0.001512</text:p>
          </table:table-cell>
          <table:table-cell office:value-type="float" office:value="0.001643" calcext:value-type="float">
            <text:p>0.001643</text:p>
          </table:table-cell>
          <table:table-cell office:value-type="float" office:value="0.001929" calcext:value-type="float">
            <text:p>0.001929</text:p>
          </table:table-cell>
          <table:table-cell office:value-type="float" office:value="0.001594" calcext:value-type="float">
            <text:p>0.001594</text:p>
          </table:table-cell>
          <table:table-cell office:value-type="float" office:value="0.001764" calcext:value-type="float">
            <text:p>0.001764</text:p>
          </table:table-cell>
          <table:table-cell office:value-type="float" office:value="0.001601" calcext:value-type="float">
            <text:p>0.001601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912" calcext:value-type="float">
            <text:p>0.001912</text:p>
          </table:table-cell>
          <table:table-cell office:value-type="float" office:value="0.001663" calcext:value-type="float">
            <text:p>0.001663</text:p>
          </table:table-cell>
          <table:table-cell office:value-type="float" office:value="0.001781" calcext:value-type="float">
            <text:p>0.001781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604" calcext:value-type="float">
            <text:p>0.001604</text:p>
          </table:table-cell>
          <table:table-cell office:value-type="float" office:value="0.001597" calcext:value-type="float">
            <text:p>0.001597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443" calcext:value-type="float">
            <text:p>0.001443</text:p>
          </table:table-cell>
          <table:table-cell office:value-type="float" office:value="0.001448" calcext:value-type="float">
            <text:p>0.001448</text:p>
          </table:table-cell>
          <table:table-cell office:value-type="float" office:value="0.001348" calcext:value-type="float">
            <text:p>0.001348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187" calcext:value-type="float">
            <text:p>0.001187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.001276" calcext:value-type="float">
            <text:p>0.001276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1098" calcext:value-type="float">
            <text:p>0.001098</text:p>
          </table:table-cell>
          <table:table-cell office:value-type="float" office:value="0.12717" calcext:value-type="float">
            <text:p>0.12717</text:p>
          </table:table-cell>
          <table:table-cell office:value-type="float" office:value="0.001278" calcext:value-type="float">
            <text:p>0.001278</text:p>
          </table:table-cell>
          <table:table-cell office:value-type="float" office:value="0.001303" calcext:value-type="float">
            <text:p>0.001303</text:p>
          </table:table-cell>
          <table:table-cell office:value-type="float" office:value="0.001356" calcext:value-type="float">
            <text:p>0.001356</text:p>
          </table:table-cell>
          <table:table-cell office:value-type="float" office:value="0.001489" calcext:value-type="float">
            <text:p>0.001489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1569" calcext:value-type="float">
            <text:p>0.001569</text:p>
          </table:table-cell>
          <table:table-cell office:value-type="float" office:value="0.001466" calcext:value-type="float">
            <text:p>0.001466</text:p>
          </table:table-cell>
          <table:table-cell office:value-type="float" office:value="0.001384" calcext:value-type="float">
            <text:p>0.001384</text:p>
          </table:table-cell>
          <table:table-cell office:value-type="float" office:value="0.001346" calcext:value-type="float">
            <text:p>0.001346</text:p>
          </table:table-cell>
          <table:table-cell office:value-type="float" office:value="0.001313" calcext:value-type="float">
            <text:p>0.001313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0.001308" calcext:value-type="float">
            <text:p>0.001308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1216" calcext:value-type="float">
            <text:p>0.001216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0.001251" calcext:value-type="float">
            <text:p>0.001251</text:p>
          </table:table-cell>
          <table:table-cell office:value-type="float" office:value="0.001229" calcext:value-type="float">
            <text:p>0.001229</text:p>
          </table:table-cell>
          <table:table-cell office:value-type="float" office:value="0.001238" calcext:value-type="float">
            <text:p>0.001238</text:p>
          </table:table-cell>
          <table:table-cell office:value-type="float" office:value="0.001164" calcext:value-type="float">
            <text:p>0.001164</text:p>
          </table:table-cell>
          <table:table-cell office:value-type="float" office:value="0.001246" calcext:value-type="float">
            <text:p>0.001246</text:p>
          </table:table-cell>
          <table:table-cell office:value-type="float" office:value="0.001069" calcext:value-type="float">
            <text:p>0.001069</text:p>
          </table:table-cell>
          <table:table-cell office:value-type="float" office:value="0.001204" calcext:value-type="float">
            <text:p>0.001204</text:p>
          </table:table-cell>
          <table:table-cell office:value-type="float" office:value="0.001123" calcext:value-type="float">
            <text:p>0.001123</text:p>
          </table:table-cell>
          <table:table-cell office:value-type="float" office:value="0.001058" calcext:value-type="float">
            <text:p>0.001058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1316" calcext:value-type="float">
            <text:p>0.001316</text:p>
          </table:table-cell>
          <table:table-cell office:value-type="float" office:value="0.000919" calcext:value-type="float">
            <text:p>0.000919</text:p>
          </table:table-cell>
          <table:table-cell office:value-type="float" office:value="0.000909" calcext:value-type="float">
            <text:p>0.000909</text:p>
          </table:table-cell>
          <table:table-cell office:value-type="float" office:value="0.000906" calcext:value-type="float">
            <text:p>0.000906</text:p>
          </table:table-cell>
          <table:table-cell office:value-type="float" office:value="0.000789" calcext:value-type="float">
            <text:p>0.000789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0.000487" calcext:value-type="float">
            <text:p>0.000487</text:p>
          </table:table-cell>
          <table:table-cell office:value-type="float" office:value="0.446997" calcext:value-type="float">
            <text:p>0.446997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477" calcext:value-type="float">
            <text:p>0.000477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0.000548" calcext:value-type="float">
            <text:p>0.000548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379" calcext:value-type="float">
            <text:p>0.000379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497" calcext:value-type="float">
            <text:p>0.000497</text:p>
          </table:table-cell>
          <table:table-cell office:value-type="float" office:value="0.000499" calcext:value-type="float">
            <text:p>0.000499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0.000574" calcext:value-type="float">
            <text:p>0.000574</text:p>
          </table:table-cell>
          <table:table-cell office:value-type="float" office:value="0.000725" calcext:value-type="float">
            <text:p>0.000725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476" calcext:value-type="float">
            <text:p>0.000476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453" calcext:value-type="float">
            <text:p>0.000453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468" calcext:value-type="float">
            <text:p>0.000468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756" calcext:value-type="float">
            <text:p>0.000756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.000477" calcext:value-type="float">
            <text:p>0.000477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406659" calcext:value-type="float">
            <text:p>0.4066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343" calcext:value-type="float">
            <text:p>0.003343</text:p>
          </table:table-cell>
          <table:table-cell office:value-type="float" office:value="0.003029" calcext:value-type="float">
            <text:p>0.003029</text:p>
          </table:table-cell>
          <table:table-cell office:value-type="float" office:value="0.003059" calcext:value-type="float">
            <text:p>0.003059</text:p>
          </table:table-cell>
          <table:table-cell office:value-type="float" office:value="0.003295" calcext:value-type="float">
            <text:p>0.003295</text:p>
          </table:table-cell>
          <table:table-cell office:value-type="float" office:value="0.002941" calcext:value-type="float">
            <text:p>0.002941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0.003173" calcext:value-type="float">
            <text:p>0.003173</text:p>
          </table:table-cell>
          <table:table-cell office:value-type="float" office:value="0.003263" calcext:value-type="float">
            <text:p>0.003263</text:p>
          </table:table-cell>
          <table:table-cell office:value-type="float" office:value="0.002898" calcext:value-type="float">
            <text:p>0.002898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10095" calcext:value-type="float">
            <text:p>0.010095</text:p>
          </table:table-cell>
          <table:table-cell office:value-type="float" office:value="0.003201" calcext:value-type="float">
            <text:p>0.003201</text:p>
          </table:table-cell>
          <table:table-cell office:value-type="float" office:value="0.003318" calcext:value-type="float">
            <text:p>0.003318</text:p>
          </table:table-cell>
          <table:table-cell office:value-type="float" office:value="0.009954" calcext:value-type="float">
            <text:p>0.009954</text:p>
          </table:table-cell>
          <table:table-cell office:value-type="float" office:value="0.003158" calcext:value-type="float">
            <text:p>0.003158</text:p>
          </table:table-cell>
          <table:table-cell office:value-type="float" office:value="0.003287" calcext:value-type="float">
            <text:p>0.003287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02992" calcext:value-type="float">
            <text:p>0.002992</text:p>
          </table:table-cell>
          <table:table-cell office:value-type="float" office:value="0.003134" calcext:value-type="float">
            <text:p>0.003134</text:p>
          </table:table-cell>
          <table:table-cell office:value-type="float" office:value="0.002954" calcext:value-type="float">
            <text:p>0.002954</text:p>
          </table:table-cell>
          <table:table-cell office:value-type="float" office:value="0.003174" calcext:value-type="float">
            <text:p>0.003174</text:p>
          </table:table-cell>
          <table:table-cell office:value-type="float" office:value="0.003062" calcext:value-type="float">
            <text:p>0.003062</text:p>
          </table:table-cell>
          <table:table-cell office:value-type="float" office:value="0.003001" calcext:value-type="float">
            <text:p>0.003001</text:p>
          </table:table-cell>
          <table:table-cell office:value-type="float" office:value="0.003041" calcext:value-type="float">
            <text:p>0.003041</text:p>
          </table:table-cell>
          <table:table-cell office:value-type="float" office:value="0.003173" calcext:value-type="float">
            <text:p>0.003173</text:p>
          </table:table-cell>
          <table:table-cell office:value-type="float" office:value="0.003255" calcext:value-type="float">
            <text:p>0.003255</text:p>
          </table:table-cell>
          <table:table-cell office:value-type="float" office:value="0.003114" calcext:value-type="float">
            <text:p>0.003114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0.003168" calcext:value-type="float">
            <text:p>0.003168</text:p>
          </table:table-cell>
          <table:table-cell office:value-type="float" office:value="0.003198" calcext:value-type="float">
            <text:p>0.003198</text:p>
          </table:table-cell>
          <table:table-cell office:value-type="float" office:value="0.003174" calcext:value-type="float">
            <text:p>0.003174</text:p>
          </table:table-cell>
          <table:table-cell office:value-type="float" office:value="0.003306" calcext:value-type="float">
            <text:p>0.003306</text:p>
          </table:table-cell>
          <table:table-cell office:value-type="float" office:value="0.023131" calcext:value-type="float">
            <text:p>0.023131</text:p>
          </table:table-cell>
          <table:table-cell office:value-type="float" office:value="0.003016" calcext:value-type="float">
            <text:p>0.003016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03273" calcext:value-type="float">
            <text:p>0.003273</text:p>
          </table:table-cell>
          <table:table-cell office:value-type="float" office:value="0.003275" calcext:value-type="float">
            <text:p>0.003275</text:p>
          </table:table-cell>
          <table:table-cell office:value-type="float" office:value="0.003012" calcext:value-type="float">
            <text:p>0.003012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3038" calcext:value-type="float">
            <text:p>0.003038</text:p>
          </table:table-cell>
          <table:table-cell office:value-type="float" office:value="0.003169" calcext:value-type="float">
            <text:p>0.003169</text:p>
          </table:table-cell>
          <table:table-cell office:value-type="float" office:value="0.003166" calcext:value-type="float">
            <text:p>0.003166</text:p>
          </table:table-cell>
          <table:table-cell office:value-type="float" office:value="0.003016" calcext:value-type="float">
            <text:p>0.003016</text:p>
          </table:table-cell>
          <table:table-cell office:value-type="float" office:value="0.003157" calcext:value-type="float">
            <text:p>0.003157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03201" calcext:value-type="float">
            <text:p>0.003201</text:p>
          </table:table-cell>
          <table:table-cell office:value-type="float" office:value="0.004904" calcext:value-type="float">
            <text:p>0.004904</text:p>
          </table:table-cell>
          <table:table-cell office:value-type="float" office:value="0.010296" calcext:value-type="float">
            <text:p>0.010296</text:p>
          </table:table-cell>
          <table:table-cell office:value-type="float" office:value="0.034556" calcext:value-type="float">
            <text:p>0.034556</text:p>
          </table:table-cell>
          <table:table-cell office:value-type="float" office:value="0.007806" calcext:value-type="float">
            <text:p>0.007806</text:p>
          </table:table-cell>
          <table:table-cell office:value-type="float" office:value="0.007238" calcext:value-type="float">
            <text:p>0.007238</text:p>
          </table:table-cell>
          <table:table-cell office:value-type="float" office:value="0.010221" calcext:value-type="float">
            <text:p>0.010221</text:p>
          </table:table-cell>
          <table:table-cell office:value-type="float" office:value="0.006955" calcext:value-type="float">
            <text:p>0.006955</text:p>
          </table:table-cell>
          <table:table-cell office:value-type="float" office:value="0.016294" calcext:value-type="float">
            <text:p>0.016294</text:p>
          </table:table-cell>
          <table:table-cell office:value-type="float" office:value="0.010128" calcext:value-type="float">
            <text:p>0.010128</text:p>
          </table:table-cell>
          <table:table-cell office:value-type="float" office:value="0.006412" calcext:value-type="float">
            <text:p>0.006412</text:p>
          </table:table-cell>
          <table:table-cell office:value-type="float" office:value="0.005641" calcext:value-type="float">
            <text:p>0.005641</text:p>
          </table:table-cell>
          <table:table-cell office:value-type="float" office:value="0.005856" calcext:value-type="float">
            <text:p>0.005856</text:p>
          </table:table-cell>
          <table:table-cell office:value-type="float" office:value="0.003077" calcext:value-type="float">
            <text:p>0.003077</text:p>
          </table:table-cell>
          <table:table-cell office:value-type="float" office:value="0.003287" calcext:value-type="float">
            <text:p>0.003287</text:p>
          </table:table-cell>
          <table:table-cell office:value-type="float" office:value="0.006045" calcext:value-type="float">
            <text:p>0.006045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6104" calcext:value-type="float">
            <text:p>0.006104</text:p>
          </table:table-cell>
          <table:table-cell office:value-type="float" office:value="0.003275" calcext:value-type="float">
            <text:p>0.003275</text:p>
          </table:table-cell>
          <table:table-cell office:value-type="float" office:value="0.003163" calcext:value-type="float">
            <text:p>0.003163</text:p>
          </table:table-cell>
          <table:table-cell office:value-type="float" office:value="0.003176" calcext:value-type="float">
            <text:p>0.003176</text:p>
          </table:table-cell>
          <table:table-cell office:value-type="float" office:value="0.004185" calcext:value-type="float">
            <text:p>0.004185</text:p>
          </table:table-cell>
          <table:table-cell office:value-type="float" office:value="0.003479" calcext:value-type="float">
            <text:p>0.003479</text:p>
          </table:table-cell>
          <table:table-cell office:value-type="float" office:value="0.003545" calcext:value-type="float">
            <text:p>0.003545</text:p>
          </table:table-cell>
          <table:table-cell office:value-type="float" office:value="0.003316" calcext:value-type="float">
            <text:p>0.003316</text:p>
          </table:table-cell>
          <table:table-cell office:value-type="float" office:value="0.006118" calcext:value-type="float">
            <text:p>0.006118</text:p>
          </table:table-cell>
          <table:table-cell office:value-type="float" office:value="0.003355" calcext:value-type="float">
            <text:p>0.003355</text:p>
          </table:table-cell>
          <table:table-cell office:value-type="float" office:value="0.003317" calcext:value-type="float">
            <text:p>0.00331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3179" calcext:value-type="float">
            <text:p>0.003179</text:p>
          </table:table-cell>
          <table:table-cell office:value-type="float" office:value="0.003183" calcext:value-type="float">
            <text:p>0.003183</text:p>
          </table:table-cell>
          <table:table-cell office:value-type="float" office:value="0.003475" calcext:value-type="float">
            <text:p>0.003475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0.003231" calcext:value-type="float">
            <text:p>0.003231</text:p>
          </table:table-cell>
          <table:table-cell office:value-type="float" office:value="0.003206" calcext:value-type="float">
            <text:p>0.003206</text:p>
          </table:table-cell>
          <table:table-cell office:value-type="float" office:value="0.005295" calcext:value-type="float">
            <text:p>0.005295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.003986" calcext:value-type="float">
            <text:p>0.003986</text:p>
          </table:table-cell>
          <table:table-cell office:value-type="float" office:value="0.00305" calcext:value-type="float">
            <text:p>0.00305</text:p>
          </table:table-cell>
          <table:table-cell table:number-columns-repeated="2" office:value-type="float" office:value="0.00307" calcext:value-type="float">
            <text:p>0.00307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3029" calcext:value-type="float">
            <text:p>0.003029</text:p>
          </table:table-cell>
          <table:table-cell office:value-type="float" office:value="0.003241" calcext:value-type="float">
            <text:p>0.003241</text:p>
          </table:table-cell>
          <table:table-cell office:value-type="float" office:value="0.004059" calcext:value-type="float">
            <text:p>0.004059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0.004079" calcext:value-type="float">
            <text:p>0.004079</text:p>
          </table:table-cell>
          <table:table-cell office:value-type="float" office:value="0.003279" calcext:value-type="float">
            <text:p>0.003279</text:p>
          </table:table-cell>
          <table:table-cell office:value-type="float" office:value="0.003165" calcext:value-type="float">
            <text:p>0.003165</text:p>
          </table:table-cell>
          <table:table-cell office:value-type="float" office:value="0.002996" calcext:value-type="float">
            <text:p>0.002996</text:p>
          </table:table-cell>
          <table:table-cell office:value-type="float" office:value="0.005586" calcext:value-type="float">
            <text:p>0.005586</text:p>
          </table:table-cell>
          <table:table-cell office:value-type="float" office:value="0.005058" calcext:value-type="float">
            <text:p>0.005058</text:p>
          </table:table-cell>
          <table:table-cell office:value-type="float" office:value="0.004854" calcext:value-type="float">
            <text:p>0.004854</text:p>
          </table:table-cell>
          <table:table-cell office:value-type="float" office:value="0.004629" calcext:value-type="float">
            <text:p>0.004629</text:p>
          </table:table-cell>
          <table:table-cell office:value-type="float" office:value="0.010285" calcext:value-type="float">
            <text:p>0.010285</text:p>
          </table:table-cell>
          <table:table-cell office:value-type="float" office:value="0.006261" calcext:value-type="float">
            <text:p>0.006261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4433" calcext:value-type="float">
            <text:p>0.004433</text:p>
          </table:table-cell>
          <table:table-cell office:value-type="float" office:value="0.004741" calcext:value-type="float">
            <text:p>0.004741</text:p>
          </table:table-cell>
          <table:table-cell office:value-type="float" office:value="0.003222" calcext:value-type="float">
            <text:p>0.003222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4881" calcext:value-type="float">
            <text:p>0.004881</text:p>
          </table:table-cell>
          <table:table-cell office:value-type="float" office:value="0.006049" calcext:value-type="float">
            <text:p>0.006049</text:p>
          </table:table-cell>
          <table:table-cell office:value-type="float" office:value="0.006735" calcext:value-type="float">
            <text:p>0.006735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0.003198" calcext:value-type="float">
            <text:p>0.003198</text:p>
          </table:table-cell>
          <table:table-cell office:value-type="float" office:value="0.006054" calcext:value-type="float">
            <text:p>0.006054</text:p>
          </table:table-cell>
          <table:table-cell office:value-type="float" office:value="0.005378" calcext:value-type="float">
            <text:p>0.005378</text:p>
          </table:table-cell>
          <table:table-cell office:value-type="float" office:value="0.007776" calcext:value-type="float">
            <text:p>0.007776</text:p>
          </table:table-cell>
          <table:table-cell office:value-type="float" office:value="0.004133" calcext:value-type="float">
            <text:p>0.00413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3394" calcext:value-type="float">
            <text:p>0.003394</text:p>
          </table:table-cell>
          <table:table-cell office:value-type="float" office:value="0.004289" calcext:value-type="float">
            <text:p>0.004289</text:p>
          </table:table-cell>
          <table:table-cell office:value-type="float" office:value="0.004296" calcext:value-type="float">
            <text:p>0.004296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.003338" calcext:value-type="float">
            <text:p>0.003338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243" calcext:value-type="float">
            <text:p>0.003243</text:p>
          </table:table-cell>
          <table:table-cell office:value-type="float" office:value="0.003213" calcext:value-type="float">
            <text:p>0.003213</text:p>
          </table:table-cell>
          <table:table-cell office:value-type="float" office:value="0.002988" calcext:value-type="float">
            <text:p>0.002988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002992" calcext:value-type="float">
            <text:p>0.002992</text:p>
          </table:table-cell>
          <table:table-cell office:value-type="float" office:value="0.003133" calcext:value-type="float">
            <text:p>0.003133</text:p>
          </table:table-cell>
          <table:table-cell office:value-type="float" office:value="0.002931" calcext:value-type="float">
            <text:p>0.002931</text:p>
          </table:table-cell>
          <table:table-cell office:value-type="float" office:value="0.003163" calcext:value-type="float">
            <text:p>0.003163</text:p>
          </table:table-cell>
          <table:table-cell office:value-type="float" office:value="0.003211" calcext:value-type="float">
            <text:p>0.003211</text:p>
          </table:table-cell>
          <table:table-cell office:value-type="float" office:value="0.003279" calcext:value-type="float">
            <text:p>0.003279</text:p>
          </table:table-cell>
          <table:table-cell office:value-type="float" office:value="0.003039" calcext:value-type="float">
            <text:p>0.003039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003244" calcext:value-type="float">
            <text:p>0.003244</text:p>
          </table:table-cell>
          <table:table-cell office:value-type="float" office:value="0.003184" calcext:value-type="float">
            <text:p>0.003184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003257" calcext:value-type="float">
            <text:p>0.003257</text:p>
          </table:table-cell>
          <table:table-cell office:value-type="float" office:value="0.00336" calcext:value-type="float">
            <text:p>0.00336</text:p>
          </table:table-cell>
          <table:table-cell office:value-type="float" office:value="0.003318" calcext:value-type="float">
            <text:p>0.003318</text:p>
          </table:table-cell>
          <table:table-cell office:value-type="float" office:value="0.003172" calcext:value-type="float">
            <text:p>0.003172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163" calcext:value-type="float">
            <text:p>0.003163</text:p>
          </table:table-cell>
          <table:table-cell office:value-type="float" office:value="0.003091" calcext:value-type="float">
            <text:p>0.003091</text:p>
          </table:table-cell>
          <table:table-cell office:value-type="float" office:value="0.003108" calcext:value-type="float">
            <text:p>0.003108</text:p>
          </table:table-cell>
          <table:table-cell office:value-type="float" office:value="0.003181" calcext:value-type="float">
            <text:p>0.003181</text:p>
          </table:table-cell>
          <table:table-cell office:value-type="float" office:value="0.003039" calcext:value-type="float">
            <text:p>0.003039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0.003248" calcext:value-type="float">
            <text:p>0.003248</text:p>
          </table:table-cell>
          <table:table-cell office:value-type="float" office:value="0.003156" calcext:value-type="float">
            <text:p>0.003156</text:p>
          </table:table-cell>
          <table:table-cell office:value-type="float" office:value="0.003505" calcext:value-type="float">
            <text:p>0.003505</text:p>
          </table:table-cell>
          <table:table-cell office:value-type="float" office:value="0.003165" calcext:value-type="float">
            <text:p>0.003165</text:p>
          </table:table-cell>
          <table:table-cell office:value-type="float" office:value="0.003414" calcext:value-type="float">
            <text:p>0.003414</text:p>
          </table:table-cell>
          <table:table-cell office:value-type="float" office:value="0.003221" calcext:value-type="float">
            <text:p>0.003221</text:p>
          </table:table-cell>
          <table:table-cell office:value-type="float" office:value="0.003224" calcext:value-type="float">
            <text:p>0.003224</text:p>
          </table:table-cell>
          <table:table-cell office:value-type="float" office:value="0.003191" calcext:value-type="float">
            <text:p>0.003191</text:p>
          </table:table-cell>
          <table:table-cell office:value-type="float" office:value="0.003124" calcext:value-type="float">
            <text:p>0.003124</text:p>
          </table:table-cell>
          <table:table-cell office:value-type="float" office:value="0.003195" calcext:value-type="float">
            <text:p>0.003195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3153" calcext:value-type="float">
            <text:p>0.003153</text:p>
          </table:table-cell>
          <table:table-cell office:value-type="float" office:value="0.003349" calcext:value-type="float">
            <text:p>0.003349</text:p>
          </table:table-cell>
          <table:table-cell office:value-type="float" office:value="0.003027" calcext:value-type="float">
            <text:p>0.003027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02931" calcext:value-type="float">
            <text:p>0.002931</text:p>
          </table:table-cell>
          <table:table-cell office:value-type="float" office:value="0.003126" calcext:value-type="float">
            <text:p>0.003126</text:p>
          </table:table-cell>
          <table:table-cell office:value-type="float" office:value="0.003032" calcext:value-type="float">
            <text:p>0.003032</text:p>
          </table:table-cell>
          <table:table-cell office:value-type="float" office:value="0.003347" calcext:value-type="float">
            <text:p>0.003347</text:p>
          </table:table-cell>
          <table:table-cell office:value-type="float" office:value="0.003161" calcext:value-type="float">
            <text:p>0.003161</text:p>
          </table:table-cell>
          <table:table-cell office:value-type="float" office:value="0.003184" calcext:value-type="float">
            <text:p>0.003184</text:p>
          </table:table-cell>
          <table:table-cell office:value-type="float" office:value="0.003008" calcext:value-type="float">
            <text:p>0.003008</text:p>
          </table:table-cell>
          <table:table-cell office:value-type="float" office:value="0.003225" calcext:value-type="float">
            <text:p>0.003225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03187" calcext:value-type="float">
            <text:p>0.003187</text:p>
          </table:table-cell>
          <table:table-cell office:value-type="float" office:value="0.003233" calcext:value-type="float">
            <text:p>0.003233</text:p>
          </table:table-cell>
          <table:table-cell office:value-type="float" office:value="0.003183" calcext:value-type="float">
            <text:p>0.003183</text:p>
          </table:table-cell>
          <table:table-cell office:value-type="float" office:value="0.003134" calcext:value-type="float">
            <text:p>0.003134</text:p>
          </table:table-cell>
          <table:table-cell office:value-type="float" office:value="0.003255" calcext:value-type="float">
            <text:p>0.003255</text:p>
          </table:table-cell>
          <table:table-cell office:value-type="float" office:value="0.003066" calcext:value-type="float">
            <text:p>0.003066</text:p>
          </table:table-cell>
          <table:table-cell office:value-type="float" office:value="0.003254" calcext:value-type="float">
            <text:p>0.003254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003356" calcext:value-type="float">
            <text:p>0.003356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003455" calcext:value-type="float">
            <text:p>0.003455</text:p>
          </table:table-cell>
          <table:table-cell office:value-type="float" office:value="0.003302" calcext:value-type="float">
            <text:p>0.003302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3136" calcext:value-type="float">
            <text:p>0.003136</text:p>
          </table:table-cell>
          <table:table-cell office:value-type="float" office:value="0.003129" calcext:value-type="float">
            <text:p>0.003129</text:p>
          </table:table-cell>
          <table:table-cell office:value-type="float" office:value="0.002953" calcext:value-type="float">
            <text:p>0.002953</text:p>
          </table:table-cell>
          <table:table-cell office:value-type="float" office:value="0.003176" calcext:value-type="float">
            <text:p>0.003176</text:p>
          </table:table-cell>
          <table:table-cell office:value-type="float" office:value="0.00315" calcext:value-type="float">
            <text:p>0.00315</text:p>
          </table:table-cell>
          <table:table-cell table:number-columns-repeated="2" office:value-type="float" office:value="0.003194" calcext:value-type="float">
            <text:p>0.003194</text:p>
          </table:table-cell>
          <table:table-cell office:value-type="float" office:value="0.003241" calcext:value-type="float">
            <text:p>0.003241</text:p>
          </table:table-cell>
          <table:table-cell office:value-type="float" office:value="0.003262" calcext:value-type="float">
            <text:p>0.003262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2966" calcext:value-type="float">
            <text:p>0.002966</text:p>
          </table:table-cell>
          <table:table-cell office:value-type="float" office:value="0.003174" calcext:value-type="float">
            <text:p>0.003174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003246" calcext:value-type="float">
            <text:p>0.003246</text:p>
          </table:table-cell>
          <table:table-cell office:value-type="float" office:value="0.003238" calcext:value-type="float">
            <text:p>0.003238</text:p>
          </table:table-cell>
          <table:table-cell office:value-type="float" office:value="0.003389" calcext:value-type="float">
            <text:p>0.003389</text:p>
          </table:table-cell>
          <table:table-cell office:value-type="float" office:value="0.003301" calcext:value-type="float">
            <text:p>0.003301</text:p>
          </table:table-cell>
          <table:table-cell office:value-type="float" office:value="0.003045" calcext:value-type="float">
            <text:p>0.003045</text:p>
          </table:table-cell>
          <table:table-cell office:value-type="float" office:value="0.003318" calcext:value-type="float">
            <text:p>0.003318</text:p>
          </table:table-cell>
          <table:table-cell office:value-type="float" office:value="0.003379" calcext:value-type="float">
            <text:p>0.003379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135" calcext:value-type="float">
            <text:p>0.003135</text:p>
          </table:table-cell>
          <table:table-cell office:value-type="float" office:value="0.003266" calcext:value-type="float">
            <text:p>0.003266</text:p>
          </table:table-cell>
          <table:table-cell office:value-type="float" office:value="0.003256" calcext:value-type="float">
            <text:p>0.003256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03037" calcext:value-type="float">
            <text:p>0.003037</text:p>
          </table:table-cell>
          <table:table-cell office:value-type="float" office:value="0.003215" calcext:value-type="float">
            <text:p>0.003215</text:p>
          </table:table-cell>
          <table:table-cell office:value-type="float" office:value="0.003219" calcext:value-type="float">
            <text:p>0.003219</text:p>
          </table:table-cell>
          <table:table-cell office:value-type="float" office:value="0.003157" calcext:value-type="float">
            <text:p>0.003157</text:p>
          </table:table-cell>
          <table:table-cell office:value-type="float" office:value="0.003341" calcext:value-type="float">
            <text:p>0.003341</text:p>
          </table:table-cell>
          <table:table-cell office:value-type="float" office:value="0.003227" calcext:value-type="float">
            <text:p>0.003227</text:p>
          </table:table-cell>
          <table:table-cell office:value-type="float" office:value="0.003294" calcext:value-type="float">
            <text:p>0.003294</text:p>
          </table:table-cell>
          <table:table-cell office:value-type="float" office:value="0.003189" calcext:value-type="float">
            <text:p>0.003189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003094" calcext:value-type="float">
            <text:p>0.003094</text:p>
          </table:table-cell>
          <table:table-cell office:value-type="float" office:value="0.003344" calcext:value-type="float">
            <text:p>0.003344</text:p>
          </table:table-cell>
          <table:table-cell office:value-type="float" office:value="0.003304" calcext:value-type="float">
            <text:p>0.003304</text:p>
          </table:table-cell>
          <table:table-cell office:value-type="float" office:value="0.003344" calcext:value-type="float">
            <text:p>0.003344</text:p>
          </table:table-cell>
          <table:table-cell office:value-type="float" office:value="0.003163" calcext:value-type="float">
            <text:p>0.003163</text:p>
          </table:table-cell>
          <table:table-cell office:value-type="float" office:value="0.003396" calcext:value-type="float">
            <text:p>0.003396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3195" calcext:value-type="float">
            <text:p>0.003195</text:p>
          </table:table-cell>
          <table:table-cell office:value-type="float" office:value="0.003276" calcext:value-type="float">
            <text:p>0.003276</text:p>
          </table:table-cell>
          <table:table-cell office:value-type="float" office:value="0.003235" calcext:value-type="float">
            <text:p>0.003235</text:p>
          </table:table-cell>
          <table:table-cell office:value-type="float" office:value="0.003332" calcext:value-type="float">
            <text:p>0.003332</text:p>
          </table:table-cell>
          <table:table-cell office:value-type="float" office:value="0.003256" calcext:value-type="float">
            <text:p>0.003256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3114" calcext:value-type="float">
            <text:p>0.003114</text:p>
          </table:table-cell>
          <table:table-cell office:value-type="float" office:value="0.003132" calcext:value-type="float">
            <text:p>0.003132</text:p>
          </table:table-cell>
          <table:table-cell office:value-type="float" office:value="0.003222" calcext:value-type="float">
            <text:p>0.003222</text:p>
          </table:table-cell>
          <table:table-cell office:value-type="float" office:value="0.003317" calcext:value-type="float">
            <text:p>0.00331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0.003329" calcext:value-type="float">
            <text:p>0.003329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0.003246" calcext:value-type="float">
            <text:p>0.003246</text:p>
          </table:table-cell>
          <table:table-cell office:value-type="float" office:value="0.003343" calcext:value-type="float">
            <text:p>0.003343</text:p>
          </table:table-cell>
          <table:table-cell office:value-type="float" office:value="0.003262" calcext:value-type="float">
            <text:p>0.003262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3309" calcext:value-type="float">
            <text:p>0.003309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977408" calcext:value-type="float">
            <text:p>0.9774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0.00406" calcext:value-type="float">
            <text:p>0.00406</text:p>
          </table:table-cell>
          <table:table-cell office:value-type="float" office:value="0.003924" calcext:value-type="float">
            <text:p>0.003924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003844" calcext:value-type="float">
            <text:p>0.003844</text:p>
          </table:table-cell>
          <table:table-cell office:value-type="float" office:value="0.004048" calcext:value-type="float">
            <text:p>0.004048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.004069" calcext:value-type="float">
            <text:p>0.004069</text:p>
          </table:table-cell>
          <table:table-cell office:value-type="float" office:value="0.004021" calcext:value-type="float">
            <text:p>0.004021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4004" calcext:value-type="float">
            <text:p>0.004004</text:p>
          </table:table-cell>
          <table:table-cell office:value-type="float" office:value="0.003948" calcext:value-type="float">
            <text:p>0.003948</text:p>
          </table:table-cell>
          <table:table-cell office:value-type="float" office:value="0.003921" calcext:value-type="float">
            <text:p>0.003921</text:p>
          </table:table-cell>
          <table:table-cell office:value-type="float" office:value="0.003831" calcext:value-type="float">
            <text:p>0.003831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3812" calcext:value-type="float">
            <text:p>0.003812</text:p>
          </table:table-cell>
          <table:table-cell office:value-type="float" office:value="0.003813" calcext:value-type="float">
            <text:p>0.003813</text:p>
          </table:table-cell>
          <table:table-cell office:value-type="float" office:value="0.003914" calcext:value-type="float">
            <text:p>0.003914</text:p>
          </table:table-cell>
          <table:table-cell office:value-type="float" office:value="0.004005" calcext:value-type="float">
            <text:p>0.004005</text:p>
          </table:table-cell>
          <table:table-cell office:value-type="float" office:value="0.004024" calcext:value-type="float">
            <text:p>0.004024</text:p>
          </table:table-cell>
          <table:table-cell office:value-type="float" office:value="0.004001" calcext:value-type="float">
            <text:p>0.004001</text:p>
          </table:table-cell>
          <table:table-cell office:value-type="float" office:value="0.003847" calcext:value-type="float">
            <text:p>0.003847</text:p>
          </table:table-cell>
          <table:table-cell office:value-type="float" office:value="0.003929" calcext:value-type="float">
            <text:p>0.003929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3865" calcext:value-type="float">
            <text:p>0.003865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3889" calcext:value-type="float">
            <text:p>0.003889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003805" calcext:value-type="float">
            <text:p>0.003805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3851" calcext:value-type="float">
            <text:p>0.003851</text:p>
          </table:table-cell>
          <table:table-cell office:value-type="float" office:value="0.003809" calcext:value-type="float">
            <text:p>0.003809</text:p>
          </table:table-cell>
          <table:table-cell office:value-type="float" office:value="0.003881" calcext:value-type="float">
            <text:p>0.00388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.003848" calcext:value-type="float">
            <text:p>0.003848</text:p>
          </table:table-cell>
          <table:table-cell office:value-type="float" office:value="0.003938" calcext:value-type="float">
            <text:p>0.003938</text:p>
          </table:table-cell>
          <table:table-cell office:value-type="float" office:value="0.003906" calcext:value-type="float">
            <text:p>0.003906</text:p>
          </table:table-cell>
          <table:table-cell office:value-type="float" office:value="0.003806" calcext:value-type="float">
            <text:p>0.003806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4023" calcext:value-type="float">
            <text:p>0.004023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00403" calcext:value-type="float">
            <text:p>0.00403</text:p>
          </table:table-cell>
          <table:table-cell office:value-type="float" office:value="0.003915" calcext:value-type="float">
            <text:p>0.003915</text:p>
          </table:table-cell>
          <table:table-cell office:value-type="float" office:value="0.004211" calcext:value-type="float">
            <text:p>0.004211</text:p>
          </table:table-cell>
          <table:table-cell office:value-type="float" office:value="0.003921" calcext:value-type="float">
            <text:p>0.003921</text:p>
          </table:table-cell>
          <table:table-cell office:value-type="float" office:value="0.003982" calcext:value-type="float">
            <text:p>0.003982</text:p>
          </table:table-cell>
          <table:table-cell office:value-type="float" office:value="0.003845" calcext:value-type="float">
            <text:p>0.003845</text:p>
          </table:table-cell>
          <table:table-cell office:value-type="float" office:value="0.003903" calcext:value-type="float">
            <text:p>0.003903</text:p>
          </table:table-cell>
          <table:table-cell office:value-type="float" office:value="0.003814" calcext:value-type="float">
            <text:p>0.003814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3906" calcext:value-type="float">
            <text:p>0.003906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0.003986" calcext:value-type="float">
            <text:p>0.003986</text:p>
          </table:table-cell>
          <table:table-cell office:value-type="float" office:value="0.003897" calcext:value-type="float">
            <text:p>0.003897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3979" calcext:value-type="float">
            <text:p>0.003979</text:p>
          </table:table-cell>
          <table:table-cell office:value-type="float" office:value="0.003997" calcext:value-type="float">
            <text:p>0.003997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0.004037" calcext:value-type="float">
            <text:p>0.004037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.004199" calcext:value-type="float">
            <text:p>0.004199</text:p>
          </table:table-cell>
          <table:table-cell office:value-type="float" office:value="0.003945" calcext:value-type="float">
            <text:p>0.003945</text:p>
          </table:table-cell>
          <table:table-cell office:value-type="float" office:value="0.003962" calcext:value-type="float">
            <text:p>0.003962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04029" calcext:value-type="float">
            <text:p>0.004029</text:p>
          </table:table-cell>
          <table:table-cell office:value-type="float" office:value="0.004096" calcext:value-type="float">
            <text:p>0.004096</text:p>
          </table:table-cell>
          <table:table-cell office:value-type="float" office:value="0.004137" calcext:value-type="float">
            <text:p>0.004137</text:p>
          </table:table-cell>
          <table:table-cell office:value-type="float" office:value="0.003898" calcext:value-type="float">
            <text:p>0.003898</text:p>
          </table:table-cell>
          <table:table-cell office:value-type="float" office:value="0.003785" calcext:value-type="float">
            <text:p>0.003785</text:p>
          </table:table-cell>
          <table:table-cell office:value-type="float" office:value="0.004102" calcext:value-type="float">
            <text:p>0.004102</text:p>
          </table:table-cell>
          <table:table-cell office:value-type="float" office:value="0.004004" calcext:value-type="float">
            <text:p>0.004004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03905" calcext:value-type="float">
            <text:p>0.003905</text:p>
          </table:table-cell>
          <table:table-cell office:value-type="float" office:value="0.003868" calcext:value-type="float">
            <text:p>0.003868</text:p>
          </table:table-cell>
          <table:table-cell table:number-columns-repeated="2" office:value-type="float" office:value="0.003858" calcext:value-type="float">
            <text:p>0.003858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0.004005" calcext:value-type="float">
            <text:p>0.00400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3966" calcext:value-type="float">
            <text:p>0.003966</text:p>
          </table:table-cell>
          <table:table-cell office:value-type="float" office:value="0.003963" calcext:value-type="float">
            <text:p>0.003963</text:p>
          </table:table-cell>
          <table:table-cell office:value-type="float" office:value="0.003848" calcext:value-type="float">
            <text:p>0.003848</text:p>
          </table:table-cell>
          <table:table-cell office:value-type="float" office:value="0.004116" calcext:value-type="float">
            <text:p>0.004116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.003812" calcext:value-type="float">
            <text:p>0.003812</text:p>
          </table:table-cell>
          <table:table-cell office:value-type="float" office:value="0.004156" calcext:value-type="float">
            <text:p>0.004156</text:p>
          </table:table-cell>
          <table:table-cell office:value-type="float" office:value="0.004017" calcext:value-type="float">
            <text:p>0.004017</text:p>
          </table:table-cell>
          <table:table-cell office:value-type="float" office:value="0.003905" calcext:value-type="float">
            <text:p>0.003905</text:p>
          </table:table-cell>
          <table:table-cell office:value-type="float" office:value="0.003898" calcext:value-type="float">
            <text:p>0.003898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0.003886" calcext:value-type="float">
            <text:p>0.003886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.003798" calcext:value-type="float">
            <text:p>0.003798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3903" calcext:value-type="float">
            <text:p>0.003903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3985" calcext:value-type="float">
            <text:p>0.003985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0.003847" calcext:value-type="float">
            <text:p>0.003847</text:p>
          </table:table-cell>
          <table:table-cell office:value-type="float" office:value="0.004074" calcext:value-type="float">
            <text:p>0.004074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3832" calcext:value-type="float">
            <text:p>0.003832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03991" calcext:value-type="float">
            <text:p>0.003991</text:p>
          </table:table-cell>
          <table:table-cell office:value-type="float" office:value="0.004021" calcext:value-type="float">
            <text:p>0.004021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3962" calcext:value-type="float">
            <text:p>0.003962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3897" calcext:value-type="float">
            <text:p>0.003897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0.003886" calcext:value-type="float">
            <text:p>0.003886</text:p>
          </table:table-cell>
          <table:table-cell office:value-type="float" office:value="0.003889" calcext:value-type="float">
            <text:p>0.003889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3903" calcext:value-type="float">
            <text:p>0.003903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0.003861" calcext:value-type="float">
            <text:p>0.003861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3844" calcext:value-type="float">
            <text:p>0.003844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3844" calcext:value-type="float">
            <text:p>0.003844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003855" calcext:value-type="float">
            <text:p>0.003855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847" calcext:value-type="float">
            <text:p>0.003847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003932" calcext:value-type="float">
            <text:p>0.003932</text:p>
          </table:table-cell>
          <table:table-cell office:value-type="float" office:value="0.003881" calcext:value-type="float">
            <text:p>0.003881</text:p>
          </table:table-cell>
          <table:table-cell office:value-type="float" office:value="0.003807" calcext:value-type="float">
            <text:p>0.003807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0.003939" calcext:value-type="float">
            <text:p>0.003939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3929" calcext:value-type="float">
            <text:p>0.003929</text:p>
          </table:table-cell>
          <table:table-cell office:value-type="float" office:value="0.003813" calcext:value-type="float">
            <text:p>0.003813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003944" calcext:value-type="float">
            <text:p>0.003944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0.003852" calcext:value-type="float">
            <text:p>0.003852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3959" calcext:value-type="float">
            <text:p>0.003959</text:p>
          </table:table-cell>
          <table:table-cell office:value-type="float" office:value="0.003889" calcext:value-type="float">
            <text:p>0.003889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0.003858" calcext:value-type="float">
            <text:p>0.003858</text:p>
          </table:table-cell>
          <table:table-cell office:value-type="float" office:value="0.003832" calcext:value-type="float">
            <text:p>0.003832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3877" calcext:value-type="float">
            <text:p>0.003877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0.003877" calcext:value-type="float">
            <text:p>0.003877</text:p>
          </table:table-cell>
          <table:table-cell office:value-type="float" office:value="0.003844" calcext:value-type="float">
            <text:p>0.003844</text:p>
          </table:table-cell>
          <table:table-cell office:value-type="float" office:value="0.003863" calcext:value-type="float">
            <text:p>0.003863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3897" calcext:value-type="float">
            <text:p>0.003897</text:p>
          </table:table-cell>
          <table:table-cell table:number-columns-repeated="2" office:value-type="float" office:value="0.003878" calcext:value-type="float">
            <text:p>0.003878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0.003902" calcext:value-type="float">
            <text:p>0.003902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3951" calcext:value-type="float">
            <text:p>0.003951</text:p>
          </table:table-cell>
          <table:table-cell office:value-type="float" office:value="0.003947" calcext:value-type="float">
            <text:p>0.003947</text:p>
          </table:table-cell>
          <table:table-cell office:value-type="float" office:value="0.003884" calcext:value-type="float">
            <text:p>0.003884</text:p>
          </table:table-cell>
          <table:table-cell office:value-type="float" office:value="0.003976" calcext:value-type="float">
            <text:p>0.003976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.003979" calcext:value-type="float">
            <text:p>0.003979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03907" calcext:value-type="float">
            <text:p>0.003907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0.003835" calcext:value-type="float">
            <text:p>0.003835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003883" calcext:value-type="float">
            <text:p>0.003883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3915" calcext:value-type="float">
            <text:p>0.003915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0.003863" calcext:value-type="float">
            <text:p>0.003863</text:p>
          </table:table-cell>
          <table:table-cell office:value-type="float" office:value="0.003844" calcext:value-type="float">
            <text:p>0.003844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3889" calcext:value-type="float">
            <text:p>0.003889</text:p>
          </table:table-cell>
          <table:table-cell office:value-type="float" office:value="0.003809" calcext:value-type="float">
            <text:p>0.003809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003903" calcext:value-type="float">
            <text:p>0.00390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893" calcext:value-type="float">
            <text:p>0.003893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0.003969" calcext:value-type="float">
            <text:p>0.003969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0.004097" calcext:value-type="float">
            <text:p>0.004097</text:p>
          </table:table-cell>
          <table:table-cell office:value-type="float" office:value="0.999882" calcext:value-type="float">
            <text:p>0.9998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2784" calcext:value-type="float">
            <text:p>0.012784</text:p>
          </table:table-cell>
          <table:table-cell office:value-type="float" office:value="0.006263" calcext:value-type="float">
            <text:p>0.006263</text:p>
          </table:table-cell>
          <table:table-cell office:value-type="float" office:value="0.006875" calcext:value-type="float">
            <text:p>0.006875</text:p>
          </table:table-cell>
          <table:table-cell office:value-type="float" office:value="0.006645" calcext:value-type="float">
            <text:p>0.006645</text:p>
          </table:table-cell>
          <table:table-cell office:value-type="float" office:value="0.005078" calcext:value-type="float">
            <text:p>0.005078</text:p>
          </table:table-cell>
          <table:table-cell office:value-type="float" office:value="0.005043" calcext:value-type="float">
            <text:p>0.005043</text:p>
          </table:table-cell>
          <table:table-cell office:value-type="float" office:value="0.005362" calcext:value-type="float">
            <text:p>0.005362</text:p>
          </table:table-cell>
          <table:table-cell office:value-type="float" office:value="0.005245" calcext:value-type="float">
            <text:p>0.005245</text:p>
          </table:table-cell>
          <table:table-cell office:value-type="float" office:value="0.004029" calcext:value-type="float">
            <text:p>0.004029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4779" calcext:value-type="float">
            <text:p>0.004779</text:p>
          </table:table-cell>
          <table:table-cell office:value-type="float" office:value="0.004142" calcext:value-type="float">
            <text:p>0.004142</text:p>
          </table:table-cell>
          <table:table-cell office:value-type="float" office:value="0.004264" calcext:value-type="float">
            <text:p>0.004264</text:p>
          </table:table-cell>
          <table:table-cell office:value-type="float" office:value="0.003988" calcext:value-type="float">
            <text:p>0.003988</text:p>
          </table:table-cell>
          <table:table-cell office:value-type="float" office:value="0.004226" calcext:value-type="float">
            <text:p>0.004226</text:p>
          </table:table-cell>
          <table:table-cell office:value-type="float" office:value="0.004208" calcext:value-type="float">
            <text:p>0.004208</text:p>
          </table:table-cell>
          <table:table-cell office:value-type="float" office:value="0.005066" calcext:value-type="float">
            <text:p>0.005066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0.004024" calcext:value-type="float">
            <text:p>0.004024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004717" calcext:value-type="float">
            <text:p>0.004717</text:p>
          </table:table-cell>
          <table:table-cell office:value-type="float" office:value="0.00409" calcext:value-type="float">
            <text:p>0.00409</text:p>
          </table:table-cell>
          <table:table-cell office:value-type="float" office:value="0.003996" calcext:value-type="float">
            <text:p>0.00399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3987" calcext:value-type="float">
            <text:p>0.003987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00461" calcext:value-type="float">
            <text:p>0.00461</text:p>
          </table:table-cell>
          <table:table-cell office:value-type="float" office:value="0.003897" calcext:value-type="float">
            <text:p>0.003897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0.004024" calcext:value-type="float">
            <text:p>0.004024</text:p>
          </table:table-cell>
          <table:table-cell office:value-type="float" office:value="0.005086" calcext:value-type="float">
            <text:p>0.005086</text:p>
          </table:table-cell>
          <table:table-cell office:value-type="float" office:value="0.006466" calcext:value-type="float">
            <text:p>0.006466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3921" calcext:value-type="float">
            <text:p>0.003921</text:p>
          </table:table-cell>
          <table:table-cell office:value-type="float" office:value="0.004031" calcext:value-type="float">
            <text:p>0.00403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3231" calcext:value-type="float">
            <text:p>0.003231</text:p>
          </table:table-cell>
          <table:table-cell office:value-type="float" office:value="0.004177" calcext:value-type="float">
            <text:p>0.004177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03961" calcext:value-type="float">
            <text:p>0.003961</text:p>
          </table:table-cell>
          <table:table-cell office:value-type="float" office:value="0.002872" calcext:value-type="float">
            <text:p>0.002872</text:p>
          </table:table-cell>
          <table:table-cell office:value-type="float" office:value="0.004962" calcext:value-type="float">
            <text:p>0.004962</text:p>
          </table:table-cell>
          <table:table-cell office:value-type="float" office:value="0.003819" calcext:value-type="float">
            <text:p>0.003819</text:p>
          </table:table-cell>
          <table:table-cell office:value-type="float" office:value="0.003944" calcext:value-type="float">
            <text:p>0.003944</text:p>
          </table:table-cell>
          <table:table-cell office:value-type="float" office:value="0.002976" calcext:value-type="float">
            <text:p>0.002976</text:p>
          </table:table-cell>
          <table:table-cell office:value-type="float" office:value="0.004075" calcext:value-type="float">
            <text:p>0.004075</text:p>
          </table:table-cell>
          <table:table-cell office:value-type="float" office:value="0.003395" calcext:value-type="float">
            <text:p>0.003395</text:p>
          </table:table-cell>
          <table:table-cell office:value-type="float" office:value="0.004968" calcext:value-type="float">
            <text:p>0.004968</text:p>
          </table:table-cell>
          <table:table-cell office:value-type="float" office:value="0.004491" calcext:value-type="float">
            <text:p>0.004491</text:p>
          </table:table-cell>
          <table:table-cell office:value-type="float" office:value="0.004452" calcext:value-type="float">
            <text:p>0.004452</text:p>
          </table:table-cell>
          <table:table-cell office:value-type="float" office:value="0.003455" calcext:value-type="float">
            <text:p>0.003455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04007" calcext:value-type="float">
            <text:p>0.004007</text:p>
          </table:table-cell>
          <table:table-cell office:value-type="float" office:value="0.003375" calcext:value-type="float">
            <text:p>0.003375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0.003417" calcext:value-type="float">
            <text:p>0.003417</text:p>
          </table:table-cell>
          <table:table-cell office:value-type="float" office:value="0.003183" calcext:value-type="float">
            <text:p>0.003183</text:p>
          </table:table-cell>
          <table:table-cell office:value-type="float" office:value="0.003752" calcext:value-type="float">
            <text:p>0.003752</text:p>
          </table:table-cell>
          <table:table-cell office:value-type="float" office:value="0.003053" calcext:value-type="float">
            <text:p>0.003053</text:p>
          </table:table-cell>
          <table:table-cell office:value-type="float" office:value="0.004131" calcext:value-type="float">
            <text:p>0.004131</text:p>
          </table:table-cell>
          <table:table-cell office:value-type="float" office:value="0.004472" calcext:value-type="float">
            <text:p>0.004472</text:p>
          </table:table-cell>
          <table:table-cell office:value-type="float" office:value="0.007715" calcext:value-type="float">
            <text:p>0.007715</text:p>
          </table:table-cell>
          <table:table-cell office:value-type="float" office:value="0.003763" calcext:value-type="float">
            <text:p>0.003763</text:p>
          </table:table-cell>
          <table:table-cell office:value-type="float" office:value="0.003921" calcext:value-type="float">
            <text:p>0.003921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0.003434" calcext:value-type="float">
            <text:p>0.00343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4106" calcext:value-type="float">
            <text:p>0.004106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003209" calcext:value-type="float">
            <text:p>0.003209</text:p>
          </table:table-cell>
          <table:table-cell office:value-type="float" office:value="0.005491" calcext:value-type="float">
            <text:p>0.005491</text:p>
          </table:table-cell>
          <table:table-cell office:value-type="float" office:value="0.003081" calcext:value-type="float">
            <text:p>0.003081</text:p>
          </table:table-cell>
          <table:table-cell office:value-type="float" office:value="0.003099" calcext:value-type="float">
            <text:p>0.003099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3027" calcext:value-type="float">
            <text:p>0.003027</text:p>
          </table:table-cell>
          <table:table-cell office:value-type="float" office:value="0.003367" calcext:value-type="float">
            <text:p>0.003367</text:p>
          </table:table-cell>
          <table:table-cell office:value-type="float" office:value="0.005612" calcext:value-type="float">
            <text:p>0.005612</text:p>
          </table:table-cell>
          <table:table-cell office:value-type="float" office:value="0.003794" calcext:value-type="float">
            <text:p>0.003794</text:p>
          </table:table-cell>
          <table:table-cell office:value-type="float" office:value="0.003532" calcext:value-type="float">
            <text:p>0.003532</text:p>
          </table:table-cell>
          <table:table-cell office:value-type="float" office:value="0.003334" calcext:value-type="float">
            <text:p>0.003334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4844" calcext:value-type="float">
            <text:p>0.004844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0.004186" calcext:value-type="float">
            <text:p>0.004186</text:p>
          </table:table-cell>
          <table:table-cell office:value-type="float" office:value="0.003699" calcext:value-type="float">
            <text:p>0.003699</text:p>
          </table:table-cell>
          <table:table-cell office:value-type="float" office:value="0.003242" calcext:value-type="float">
            <text:p>0.003242</text:p>
          </table:table-cell>
          <table:table-cell office:value-type="float" office:value="0.002766" calcext:value-type="float">
            <text:p>0.002766</text:p>
          </table:table-cell>
          <table:table-cell office:value-type="float" office:value="0.003461" calcext:value-type="float">
            <text:p>0.003461</text:p>
          </table:table-cell>
          <table:table-cell office:value-type="float" office:value="0.00459" calcext:value-type="float">
            <text:p>0.00459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153" calcext:value-type="float">
            <text:p>0.003153</text:p>
          </table:table-cell>
          <table:table-cell office:value-type="float" office:value="0.004329" calcext:value-type="float">
            <text:p>0.004329</text:p>
          </table:table-cell>
          <table:table-cell office:value-type="float" office:value="0.005225" calcext:value-type="float">
            <text:p>0.005225</text:p>
          </table:table-cell>
          <table:table-cell office:value-type="float" office:value="0.003062" calcext:value-type="float">
            <text:p>0.003062</text:p>
          </table:table-cell>
          <table:table-cell office:value-type="float" office:value="0.004289" calcext:value-type="float">
            <text:p>0.004289</text:p>
          </table:table-cell>
          <table:table-cell office:value-type="float" office:value="0.004675" calcext:value-type="float">
            <text:p>0.004675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3194" calcext:value-type="float">
            <text:p>0.003194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1585" calcext:value-type="float">
            <text:p>0.001585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3287" calcext:value-type="float">
            <text:p>0.003287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0.002394" calcext:value-type="float">
            <text:p>0.002394</text:p>
          </table:table-cell>
          <table:table-cell office:value-type="float" office:value="0.003257" calcext:value-type="float">
            <text:p>0.003257</text:p>
          </table:table-cell>
          <table:table-cell office:value-type="float" office:value="0.003411" calcext:value-type="float">
            <text:p>0.003411</text:p>
          </table:table-cell>
          <table:table-cell office:value-type="float" office:value="0.003863" calcext:value-type="float">
            <text:p>0.003863</text:p>
          </table:table-cell>
          <table:table-cell office:value-type="float" office:value="0.004488" calcext:value-type="float">
            <text:p>0.004488</text:p>
          </table:table-cell>
          <table:table-cell office:value-type="float" office:value="0.004736" calcext:value-type="float">
            <text:p>0.004736</text:p>
          </table:table-cell>
          <table:table-cell office:value-type="float" office:value="0.002978" calcext:value-type="float">
            <text:p>0.002978</text:p>
          </table:table-cell>
          <table:table-cell office:value-type="float" office:value="0.002862" calcext:value-type="float">
            <text:p>0.002862</text:p>
          </table:table-cell>
          <table:table-cell office:value-type="float" office:value="0.003747" calcext:value-type="float">
            <text:p>0.003747</text:p>
          </table:table-cell>
          <table:table-cell office:value-type="float" office:value="0.002989" calcext:value-type="float">
            <text:p>0.002989</text:p>
          </table:table-cell>
          <table:table-cell office:value-type="float" office:value="0.003508" calcext:value-type="float">
            <text:p>0.003508</text:p>
          </table:table-cell>
          <table:table-cell office:value-type="float" office:value="0.003136" calcext:value-type="float">
            <text:p>0.003136</text:p>
          </table:table-cell>
          <table:table-cell office:value-type="float" office:value="0.003193" calcext:value-type="float">
            <text:p>0.003193</text:p>
          </table:table-cell>
          <table:table-cell office:value-type="float" office:value="0.003072" calcext:value-type="float">
            <text:p>0.003072</text:p>
          </table:table-cell>
          <table:table-cell office:value-type="float" office:value="0.002963" calcext:value-type="float">
            <text:p>0.002963</text:p>
          </table:table-cell>
          <table:table-cell office:value-type="float" office:value="0.004359" calcext:value-type="float">
            <text:p>0.004359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0.004192" calcext:value-type="float">
            <text:p>0.004192</text:p>
          </table:table-cell>
          <table:table-cell office:value-type="float" office:value="0.004745" calcext:value-type="float">
            <text:p>0.004745</text:p>
          </table:table-cell>
          <table:table-cell office:value-type="float" office:value="0.006325" calcext:value-type="float">
            <text:p>0.006325</text:p>
          </table:table-cell>
          <table:table-cell office:value-type="float" office:value="0.007147" calcext:value-type="float">
            <text:p>0.007147</text:p>
          </table:table-cell>
          <table:table-cell office:value-type="float" office:value="0.003248" calcext:value-type="float">
            <text:p>0.003248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0.002698" calcext:value-type="float">
            <text:p>0.002698</text:p>
          </table:table-cell>
          <table:table-cell office:value-type="float" office:value="0.003783" calcext:value-type="float">
            <text:p>0.003783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0.003271" calcext:value-type="float">
            <text:p>0.003271</text:p>
          </table:table-cell>
          <table:table-cell office:value-type="float" office:value="0.004918" calcext:value-type="float">
            <text:p>0.004918</text:p>
          </table:table-cell>
          <table:table-cell office:value-type="float" office:value="0.004197" calcext:value-type="float">
            <text:p>0.004197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0.004197" calcext:value-type="float">
            <text:p>0.004197</text:p>
          </table:table-cell>
          <table:table-cell office:value-type="float" office:value="0.004619" calcext:value-type="float">
            <text:p>0.004619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4878" calcext:value-type="float">
            <text:p>0.004878</text:p>
          </table:table-cell>
          <table:table-cell office:value-type="float" office:value="0.004798" calcext:value-type="float">
            <text:p>0.00479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815" calcext:value-type="float">
            <text:p>0.005815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0.003027" calcext:value-type="float">
            <text:p>0.003027</text:p>
          </table:table-cell>
          <table:table-cell office:value-type="float" office:value="0.004098" calcext:value-type="float">
            <text:p>0.004098</text:p>
          </table:table-cell>
          <table:table-cell office:value-type="float" office:value="0.002848" calcext:value-type="float">
            <text:p>0.002848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004741" calcext:value-type="float">
            <text:p>0.004741</text:p>
          </table:table-cell>
          <table:table-cell office:value-type="float" office:value="0.004042" calcext:value-type="float">
            <text:p>0.004042</text:p>
          </table:table-cell>
          <table:table-cell office:value-type="float" office:value="0.002699" calcext:value-type="float">
            <text:p>0.002699</text:p>
          </table:table-cell>
          <table:table-cell office:value-type="float" office:value="0.003457" calcext:value-type="float">
            <text:p>0.003457</text:p>
          </table:table-cell>
          <table:table-cell office:value-type="float" office:value="0.003032" calcext:value-type="float">
            <text:p>0.003032</text:p>
          </table:table-cell>
          <table:table-cell office:value-type="float" office:value="0.002702" calcext:value-type="float">
            <text:p>0.002702</text:p>
          </table:table-cell>
          <table:table-cell office:value-type="float" office:value="0.002659" calcext:value-type="float">
            <text:p>0.002659</text:p>
          </table:table-cell>
          <table:table-cell office:value-type="float" office:value="0.003621" calcext:value-type="float">
            <text:p>0.003621</text:p>
          </table:table-cell>
          <table:table-cell office:value-type="float" office:value="0.005018" calcext:value-type="float">
            <text:p>0.005018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003244" calcext:value-type="float">
            <text:p>0.003244</text:p>
          </table:table-cell>
          <table:table-cell office:value-type="float" office:value="0.004008" calcext:value-type="float">
            <text:p>0.004008</text:p>
          </table:table-cell>
          <table:table-cell office:value-type="float" office:value="0.002174" calcext:value-type="float">
            <text:p>0.002174</text:p>
          </table:table-cell>
          <table:table-cell office:value-type="float" office:value="0.003002" calcext:value-type="float">
            <text:p>0.003002</text:p>
          </table:table-cell>
          <table:table-cell office:value-type="float" office:value="0.002956" calcext:value-type="float">
            <text:p>0.002956</text:p>
          </table:table-cell>
          <table:table-cell office:value-type="float" office:value="0.002666" calcext:value-type="float">
            <text:p>0.002666</text:p>
          </table:table-cell>
          <table:table-cell office:value-type="float" office:value="0.005451" calcext:value-type="float">
            <text:p>0.005451</text:p>
          </table:table-cell>
          <table:table-cell office:value-type="float" office:value="0.004014" calcext:value-type="float">
            <text:p>0.004014</text:p>
          </table:table-cell>
          <table:table-cell office:value-type="float" office:value="0.004532" calcext:value-type="float">
            <text:p>0.004532</text:p>
          </table:table-cell>
          <table:table-cell office:value-type="float" office:value="0.003973" calcext:value-type="float">
            <text:p>0.003973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0.003182" calcext:value-type="float">
            <text:p>0.003182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4115" calcext:value-type="float">
            <text:p>0.004115</text:p>
          </table:table-cell>
          <table:table-cell office:value-type="float" office:value="0.003474" calcext:value-type="float">
            <text:p>0.003474</text:p>
          </table:table-cell>
          <table:table-cell office:value-type="float" office:value="0.004519" calcext:value-type="float">
            <text:p>0.004519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0.001861" calcext:value-type="float">
            <text:p>0.001861</text:p>
          </table:table-cell>
          <table:table-cell office:value-type="float" office:value="0.002954" calcext:value-type="float">
            <text:p>0.002954</text:p>
          </table:table-cell>
          <table:table-cell office:value-type="float" office:value="0.003248" calcext:value-type="float">
            <text:p>0.003248</text:p>
          </table:table-cell>
          <table:table-cell office:value-type="float" office:value="0.002591" calcext:value-type="float">
            <text:p>0.002591</text:p>
          </table:table-cell>
          <table:table-cell office:value-type="float" office:value="0.004984" calcext:value-type="float">
            <text:p>0.004984</text:p>
          </table:table-cell>
          <table:table-cell office:value-type="float" office:value="0.004193" calcext:value-type="float">
            <text:p>0.004193</text:p>
          </table:table-cell>
          <table:table-cell office:value-type="float" office:value="0.003223" calcext:value-type="float">
            <text:p>0.003223</text:p>
          </table:table-cell>
          <table:table-cell office:value-type="float" office:value="0.003302" calcext:value-type="float">
            <text:p>0.003302</text:p>
          </table:table-cell>
          <table:table-cell office:value-type="float" office:value="0.002636" calcext:value-type="float">
            <text:p>0.002636</text:p>
          </table:table-cell>
          <table:table-cell office:value-type="float" office:value="0.002915" calcext:value-type="float">
            <text:p>0.002915</text:p>
          </table:table-cell>
          <table:table-cell office:value-type="float" office:value="0.003598" calcext:value-type="float">
            <text:p>0.003598</text:p>
          </table:table-cell>
          <table:table-cell office:value-type="float" office:value="0.004355" calcext:value-type="float">
            <text:p>0.004355</text:p>
          </table:table-cell>
          <table:table-cell office:value-type="float" office:value="0.005878" calcext:value-type="float">
            <text:p>0.005878</text:p>
          </table:table-cell>
          <table:table-cell office:value-type="float" office:value="0.003391" calcext:value-type="float">
            <text:p>0.003391</text:p>
          </table:table-cell>
          <table:table-cell office:value-type="float" office:value="0.002538" calcext:value-type="float">
            <text:p>0.002538</text:p>
          </table:table-cell>
          <table:table-cell office:value-type="float" office:value="0.002683" calcext:value-type="float">
            <text:p>0.002683</text:p>
          </table:table-cell>
          <table:table-cell office:value-type="float" office:value="0.005678" calcext:value-type="float">
            <text:p>0.005678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0.004802" calcext:value-type="float">
            <text:p>0.004802</text:p>
          </table:table-cell>
          <table:table-cell office:value-type="float" office:value="0.004505" calcext:value-type="float">
            <text:p>0.004505</text:p>
          </table:table-cell>
          <table:table-cell office:value-type="float" office:value="0.005808" calcext:value-type="float">
            <text:p>0.005808</text:p>
          </table:table-cell>
          <table:table-cell office:value-type="float" office:value="0.004208" calcext:value-type="float">
            <text:p>0.004208</text:p>
          </table:table-cell>
          <table:table-cell office:value-type="float" office:value="0.004067" calcext:value-type="float">
            <text:p>0.004067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4723" calcext:value-type="float">
            <text:p>0.004723</text:p>
          </table:table-cell>
          <table:table-cell office:value-type="float" office:value="0.003006" calcext:value-type="float">
            <text:p>0.003006</text:p>
          </table:table-cell>
          <table:table-cell office:value-type="float" office:value="0.002773" calcext:value-type="float">
            <text:p>0.002773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03449" calcext:value-type="float">
            <text:p>0.003449</text:p>
          </table:table-cell>
          <table:table-cell office:value-type="float" office:value="0.001697" calcext:value-type="float">
            <text:p>0.001697</text:p>
          </table:table-cell>
          <table:table-cell office:value-type="float" office:value="0.002265" calcext:value-type="float">
            <text:p>0.002265</text:p>
          </table:table-cell>
          <table:table-cell office:value-type="float" office:value="0.004779" calcext:value-type="float">
            <text:p>0.004779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2561" calcext:value-type="float">
            <text:p>0.002561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0.004482" calcext:value-type="float">
            <text:p>0.004482</text:p>
          </table:table-cell>
          <table:table-cell office:value-type="float" office:value="0.004245" calcext:value-type="float">
            <text:p>0.004245</text:p>
          </table:table-cell>
          <table:table-cell office:value-type="float" office:value="0.002101" calcext:value-type="float">
            <text:p>0.002101</text:p>
          </table:table-cell>
          <table:table-cell office:value-type="float" office:value="0.002537" calcext:value-type="float">
            <text:p>0.002537</text:p>
          </table:table-cell>
          <table:table-cell office:value-type="float" office:value="0.004556" calcext:value-type="float">
            <text:p>0.004556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0.003962" calcext:value-type="float">
            <text:p>0.003962</text:p>
          </table:table-cell>
          <table:table-cell office:value-type="float" office:value="0.002112" calcext:value-type="float">
            <text:p>0.002112</text:p>
          </table:table-cell>
          <table:table-cell office:value-type="float" office:value="0.005186" calcext:value-type="float">
            <text:p>0.005186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005416" calcext:value-type="float">
            <text:p>0.005416</text:p>
          </table:table-cell>
          <table:table-cell office:value-type="float" office:value="0.003482" calcext:value-type="float">
            <text:p>0.003482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3788" calcext:value-type="float">
            <text:p>0.003788</text:p>
          </table:table-cell>
          <table:table-cell office:value-type="float" office:value="0.002399" calcext:value-type="float">
            <text:p>0.002399</text:p>
          </table:table-cell>
          <table:table-cell office:value-type="float" office:value="0.004895" calcext:value-type="float">
            <text:p>0.004895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0.002154" calcext:value-type="float">
            <text:p>0.002154</text:p>
          </table:table-cell>
          <table:table-cell office:value-type="float" office:value="0.004526" calcext:value-type="float">
            <text:p>0.004526</text:p>
          </table:table-cell>
          <table:table-cell office:value-type="float" office:value="0.002617" calcext:value-type="float">
            <text:p>0.002617</text:p>
          </table:table-cell>
          <table:table-cell office:value-type="float" office:value="0.002194" calcext:value-type="float">
            <text:p>0.002194</text:p>
          </table:table-cell>
          <table:table-cell office:value-type="float" office:value="0.005199" calcext:value-type="float">
            <text:p>0.005199</text:p>
          </table:table-cell>
          <table:table-cell office:value-type="float" office:value="0.004137" calcext:value-type="float">
            <text:p>0.004137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0.003184" calcext:value-type="float">
            <text:p>0.003184</text:p>
          </table:table-cell>
          <table:table-cell office:value-type="float" office:value="0.003983" calcext:value-type="float">
            <text:p>0.003983</text:p>
          </table:table-cell>
          <table:table-cell office:value-type="float" office:value="0.002841" calcext:value-type="float">
            <text:p>0.002841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4439" calcext:value-type="float">
            <text:p>0.004439</text:p>
          </table:table-cell>
          <table:table-cell office:value-type="float" office:value="0.004404" calcext:value-type="float">
            <text:p>0.004404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0.00444" calcext:value-type="float">
            <text:p>0.00444</text:p>
          </table:table-cell>
          <table:table-cell office:value-type="float" office:value="0.004452" calcext:value-type="float">
            <text:p>0.004452</text:p>
          </table:table-cell>
          <table:table-cell office:value-type="float" office:value="0.004752" calcext:value-type="float">
            <text:p>0.004752</text:p>
          </table:table-cell>
          <table:table-cell office:value-type="float" office:value="0.004825" calcext:value-type="float">
            <text:p>0.004825</text:p>
          </table:table-cell>
          <table:table-cell office:value-type="float" office:value="0.993449" calcext:value-type="float">
            <text:p>0.9934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9632" calcext:value-type="float">
            <text:p>0.019632</text:p>
          </table:table-cell>
          <table:table-cell office:value-type="float" office:value="0.004548" calcext:value-type="float">
            <text:p>0.004548</text:p>
          </table:table-cell>
          <table:table-cell office:value-type="float" office:value="0.003932" calcext:value-type="float">
            <text:p>0.003932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3925" calcext:value-type="float">
            <text:p>0.003925</text:p>
          </table:table-cell>
          <table:table-cell office:value-type="float" office:value="0.003668" calcext:value-type="float">
            <text:p>0.003668</text:p>
          </table:table-cell>
          <table:table-cell office:value-type="float" office:value="0.003468" calcext:value-type="float">
            <text:p>0.003468</text:p>
          </table:table-cell>
          <table:table-cell office:value-type="float" office:value="0.003673" calcext:value-type="float">
            <text:p>0.003673</text:p>
          </table:table-cell>
          <table:table-cell office:value-type="float" office:value="0.004105" calcext:value-type="float">
            <text:p>0.004105</text:p>
          </table:table-cell>
          <table:table-cell office:value-type="float" office:value="0.003397" calcext:value-type="float">
            <text:p>0.003397</text:p>
          </table:table-cell>
          <table:table-cell office:value-type="float" office:value="0.003883" calcext:value-type="float">
            <text:p>0.003883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003423" calcext:value-type="float">
            <text:p>0.003423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937" calcext:value-type="float">
            <text:p>0.003937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3955" calcext:value-type="float">
            <text:p>0.003955</text:p>
          </table:table-cell>
          <table:table-cell office:value-type="float" office:value="0.003304" calcext:value-type="float">
            <text:p>0.003304</text:p>
          </table:table-cell>
          <table:table-cell office:value-type="float" office:value="0.003229" calcext:value-type="float">
            <text:p>0.003229</text:p>
          </table:table-cell>
          <table:table-cell office:value-type="float" office:value="0.003478" calcext:value-type="float">
            <text:p>0.003478</text:p>
          </table:table-cell>
          <table:table-cell office:value-type="float" office:value="0.003728" calcext:value-type="float">
            <text:p>0.003728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3577" calcext:value-type="float">
            <text:p>0.003577</text:p>
          </table:table-cell>
          <table:table-cell office:value-type="float" office:value="0.003903" calcext:value-type="float">
            <text:p>0.003903</text:p>
          </table:table-cell>
          <table:table-cell office:value-type="float" office:value="0.003807" calcext:value-type="float">
            <text:p>0.003807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0.004052" calcext:value-type="float">
            <text:p>0.004052</text:p>
          </table:table-cell>
          <table:table-cell office:value-type="float" office:value="0.012359" calcext:value-type="float">
            <text:p>0.012359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0.003723" calcext:value-type="float">
            <text:p>0.003723</text:p>
          </table:table-cell>
          <table:table-cell office:value-type="float" office:value="0.003767" calcext:value-type="float">
            <text:p>0.003767</text:p>
          </table:table-cell>
          <table:table-cell office:value-type="float" office:value="0.004138" calcext:value-type="float">
            <text:p>0.004138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.004375" calcext:value-type="float">
            <text:p>0.004375</text:p>
          </table:table-cell>
          <table:table-cell office:value-type="float" office:value="0.003881" calcext:value-type="float">
            <text:p>0.003881</text:p>
          </table:table-cell>
          <table:table-cell office:value-type="float" office:value="0.004062" calcext:value-type="float">
            <text:p>0.004062</text:p>
          </table:table-cell>
          <table:table-cell office:value-type="float" office:value="0.003633" calcext:value-type="float">
            <text:p>0.003633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0.003418" calcext:value-type="float">
            <text:p>0.003418</text:p>
          </table:table-cell>
          <table:table-cell office:value-type="float" office:value="0.004189" calcext:value-type="float">
            <text:p>0.004189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003703" calcext:value-type="float">
            <text:p>0.003703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0.004013" calcext:value-type="float">
            <text:p>0.004013</text:p>
          </table:table-cell>
          <table:table-cell office:value-type="float" office:value="0.003797" calcext:value-type="float">
            <text:p>0.003797</text:p>
          </table:table-cell>
          <table:table-cell office:value-type="float" office:value="0.004079" calcext:value-type="float">
            <text:p>0.004079</text:p>
          </table:table-cell>
          <table:table-cell office:value-type="float" office:value="0.003462" calcext:value-type="float">
            <text:p>0.003462</text:p>
          </table:table-cell>
          <table:table-cell office:value-type="float" office:value="0.003768" calcext:value-type="float">
            <text:p>0.003768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0.004522" calcext:value-type="float">
            <text:p>0.004522</text:p>
          </table:table-cell>
          <table:table-cell office:value-type="float" office:value="0.003957" calcext:value-type="float">
            <text:p>0.003957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003344" calcext:value-type="float">
            <text:p>0.003344</text:p>
          </table:table-cell>
          <table:table-cell office:value-type="float" office:value="0.003502" calcext:value-type="float">
            <text:p>0.003502</text:p>
          </table:table-cell>
          <table:table-cell office:value-type="float" office:value="0.004325" calcext:value-type="float">
            <text:p>0.004325</text:p>
          </table:table-cell>
          <table:table-cell office:value-type="float" office:value="0.003699" calcext:value-type="float">
            <text:p>0.003699</text:p>
          </table:table-cell>
          <table:table-cell office:value-type="float" office:value="0.003926" calcext:value-type="float">
            <text:p>0.003926</text:p>
          </table:table-cell>
          <table:table-cell office:value-type="float" office:value="0.003709" calcext:value-type="float">
            <text:p>0.003709</text:p>
          </table:table-cell>
          <table:table-cell office:value-type="float" office:value="0.004221" calcext:value-type="float">
            <text:p>0.004221</text:p>
          </table:table-cell>
          <table:table-cell office:value-type="float" office:value="0.004053" calcext:value-type="float">
            <text:p>0.004053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.003679" calcext:value-type="float">
            <text:p>0.003679</text:p>
          </table:table-cell>
          <table:table-cell office:value-type="float" office:value="0.004109" calcext:value-type="float">
            <text:p>0.004109</text:p>
          </table:table-cell>
          <table:table-cell office:value-type="float" office:value="0.003719" calcext:value-type="float">
            <text:p>0.003719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998" calcext:value-type="float">
            <text:p>0.003998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04118" calcext:value-type="float">
            <text:p>0.004118</text:p>
          </table:table-cell>
          <table:table-cell office:value-type="float" office:value="0.004167" calcext:value-type="float">
            <text:p>0.004167</text:p>
          </table:table-cell>
          <table:table-cell office:value-type="float" office:value="0.004344" calcext:value-type="float">
            <text:p>0.004344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3989" calcext:value-type="float">
            <text:p>0.003989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3704" calcext:value-type="float">
            <text:p>0.003704</text:p>
          </table:table-cell>
          <table:table-cell office:value-type="float" office:value="0.003733" calcext:value-type="float">
            <text:p>0.003733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3802" calcext:value-type="float">
            <text:p>0.003802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3802" calcext:value-type="float">
            <text:p>0.003802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3393" calcext:value-type="float">
            <text:p>0.003393</text:p>
          </table:table-cell>
          <table:table-cell office:value-type="float" office:value="0.003847" calcext:value-type="float">
            <text:p>0.003847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00408" calcext:value-type="float">
            <text:p>0.00408</text:p>
          </table:table-cell>
          <table:table-cell office:value-type="float" office:value="0.004393" calcext:value-type="float">
            <text:p>0.004393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3779" calcext:value-type="float">
            <text:p>0.003779</text:p>
          </table:table-cell>
          <table:table-cell office:value-type="float" office:value="0.003416" calcext:value-type="float">
            <text:p>0.003416</text:p>
          </table:table-cell>
          <table:table-cell office:value-type="float" office:value="0.004323" calcext:value-type="float">
            <text:p>0.004323</text:p>
          </table:table-cell>
          <table:table-cell office:value-type="float" office:value="0.004042" calcext:value-type="float">
            <text:p>0.004042</text:p>
          </table:table-cell>
          <table:table-cell office:value-type="float" office:value="0.003884" calcext:value-type="float">
            <text:p>0.003884</text:p>
          </table:table-cell>
          <table:table-cell office:value-type="float" office:value="0.004037" calcext:value-type="float">
            <text:p>0.004037</text:p>
          </table:table-cell>
          <table:table-cell office:value-type="float" office:value="0.004187" calcext:value-type="float">
            <text:p>0.004187</text:p>
          </table:table-cell>
          <table:table-cell office:value-type="float" office:value="0.004224" calcext:value-type="float">
            <text:p>0.004224</text:p>
          </table:table-cell>
          <table:table-cell office:value-type="float" office:value="0.004112" calcext:value-type="float">
            <text:p>0.004112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004203" calcext:value-type="float">
            <text:p>0.004203</text:p>
          </table:table-cell>
          <table:table-cell office:value-type="float" office:value="0.003989" calcext:value-type="float">
            <text:p>0.003989</text:p>
          </table:table-cell>
          <table:table-cell office:value-type="float" office:value="0.004364" calcext:value-type="float">
            <text:p>0.004364</text:p>
          </table:table-cell>
          <table:table-cell office:value-type="float" office:value="0.004196" calcext:value-type="float">
            <text:p>0.004196</text:p>
          </table:table-cell>
          <table:table-cell office:value-type="float" office:value="0.004127" calcext:value-type="float">
            <text:p>0.004127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003468" calcext:value-type="float">
            <text:p>0.003468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3903" calcext:value-type="float">
            <text:p>0.003903</text:p>
          </table:table-cell>
          <table:table-cell office:value-type="float" office:value="0.003522" calcext:value-type="float">
            <text:p>0.003522</text:p>
          </table:table-cell>
          <table:table-cell office:value-type="float" office:value="0.003474" calcext:value-type="float">
            <text:p>0.003474</text:p>
          </table:table-cell>
          <table:table-cell office:value-type="float" office:value="0.003725" calcext:value-type="float">
            <text:p>0.003725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004477" calcext:value-type="float">
            <text:p>0.004477</text:p>
          </table:table-cell>
          <table:table-cell office:value-type="float" office:value="0.003643" calcext:value-type="float">
            <text:p>0.003643</text:p>
          </table:table-cell>
          <table:table-cell office:value-type="float" office:value="0.003277" calcext:value-type="float">
            <text:p>0.003277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3221" calcext:value-type="float">
            <text:p>0.003221</text:p>
          </table:table-cell>
          <table:table-cell office:value-type="float" office:value="0.003464" calcext:value-type="float">
            <text:p>0.003464</text:p>
          </table:table-cell>
          <table:table-cell office:value-type="float" office:value="0.003512" calcext:value-type="float">
            <text:p>0.003512</text:p>
          </table:table-cell>
          <table:table-cell office:value-type="float" office:value="0.003433" calcext:value-type="float">
            <text:p>0.003433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.004633" calcext:value-type="float">
            <text:p>0.004633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0.003605" calcext:value-type="float">
            <text:p>0.003605</text:p>
          </table:table-cell>
          <table:table-cell office:value-type="float" office:value="0.003999" calcext:value-type="float">
            <text:p>0.003999</text:p>
          </table:table-cell>
          <table:table-cell office:value-type="float" office:value="0.004127" calcext:value-type="float">
            <text:p>0.004127</text:p>
          </table:table-cell>
          <table:table-cell office:value-type="float" office:value="0.003475" calcext:value-type="float">
            <text:p>0.003475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0.004193" calcext:value-type="float">
            <text:p>0.004193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0.003802" calcext:value-type="float">
            <text:p>0.003802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3719" calcext:value-type="float">
            <text:p>0.003719</text:p>
          </table:table-cell>
          <table:table-cell office:value-type="float" office:value="0.004075" calcext:value-type="float">
            <text:p>0.004075</text:p>
          </table:table-cell>
          <table:table-cell office:value-type="float" office:value="0.003677" calcext:value-type="float">
            <text:p>0.003677</text:p>
          </table:table-cell>
          <table:table-cell office:value-type="float" office:value="0.003698" calcext:value-type="float">
            <text:p>0.003698</text:p>
          </table:table-cell>
          <table:table-cell office:value-type="float" office:value="0.003446" calcext:value-type="float">
            <text:p>0.003446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4212" calcext:value-type="float">
            <text:p>0.004212</text:p>
          </table:table-cell>
          <table:table-cell office:value-type="float" office:value="0.003791" calcext:value-type="float">
            <text:p>0.003791</text:p>
          </table:table-cell>
          <table:table-cell office:value-type="float" office:value="0.003351" calcext:value-type="float">
            <text:p>0.003351</text:p>
          </table:table-cell>
          <table:table-cell office:value-type="float" office:value="0.004051" calcext:value-type="float">
            <text:p>0.004051</text:p>
          </table:table-cell>
          <table:table-cell office:value-type="float" office:value="0.003763" calcext:value-type="float">
            <text:p>0.003763</text:p>
          </table:table-cell>
          <table:table-cell office:value-type="float" office:value="0.003941" calcext:value-type="float">
            <text:p>0.003941</text:p>
          </table:table-cell>
          <table:table-cell office:value-type="float" office:value="0.004055" calcext:value-type="float">
            <text:p>0.004055</text:p>
          </table:table-cell>
          <table:table-cell office:value-type="float" office:value="0.003945" calcext:value-type="float">
            <text:p>0.003945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03907" calcext:value-type="float">
            <text:p>0.003907</text:p>
          </table:table-cell>
          <table:table-cell office:value-type="float" office:value="0.004282" calcext:value-type="float">
            <text:p>0.004282</text:p>
          </table:table-cell>
          <table:table-cell office:value-type="float" office:value="0.004343" calcext:value-type="float">
            <text:p>0.004343</text:p>
          </table:table-cell>
          <table:table-cell office:value-type="float" office:value="0.003978" calcext:value-type="float">
            <text:p>0.003978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04043" calcext:value-type="float">
            <text:p>0.004043</text:p>
          </table:table-cell>
          <table:table-cell office:value-type="float" office:value="0.003102" calcext:value-type="float">
            <text:p>0.003102</text:p>
          </table:table-cell>
          <table:table-cell office:value-type="float" office:value="0.003614" calcext:value-type="float">
            <text:p>0.003614</text:p>
          </table:table-cell>
          <table:table-cell office:value-type="float" office:value="0.003801" calcext:value-type="float">
            <text:p>0.003801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03922" calcext:value-type="float">
            <text:p>0.003922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0.004164" calcext:value-type="float">
            <text:p>0.004164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3778" calcext:value-type="float">
            <text:p>0.003778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3377" calcext:value-type="float">
            <text:p>0.003377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0.003345" calcext:value-type="float">
            <text:p>0.003345</text:p>
          </table:table-cell>
          <table:table-cell office:value-type="float" office:value="0.003895" calcext:value-type="float">
            <text:p>0.003895</text:p>
          </table:table-cell>
          <table:table-cell office:value-type="float" office:value="0.003055" calcext:value-type="float">
            <text:p>0.003055</text:p>
          </table:table-cell>
          <table:table-cell office:value-type="float" office:value="0.003256" calcext:value-type="float">
            <text:p>0.003256</text:p>
          </table:table-cell>
          <table:table-cell office:value-type="float" office:value="0.003081" calcext:value-type="float">
            <text:p>0.003081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003996" calcext:value-type="float">
            <text:p>0.003996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3748" calcext:value-type="float">
            <text:p>0.003748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004007" calcext:value-type="float">
            <text:p>0.004007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0.003731" calcext:value-type="float">
            <text:p>0.003731</text:p>
          </table:table-cell>
          <table:table-cell office:value-type="float" office:value="0.003469" calcext:value-type="float">
            <text:p>0.003469</text:p>
          </table:table-cell>
          <table:table-cell office:value-type="float" office:value="0.004083" calcext:value-type="float">
            <text:p>0.004083</text:p>
          </table:table-cell>
          <table:table-cell office:value-type="float" office:value="0.003227" calcext:value-type="float">
            <text:p>0.003227</text:p>
          </table:table-cell>
          <table:table-cell office:value-type="float" office:value="0.00349" calcext:value-type="float">
            <text:p>0.00349</text:p>
          </table:table-cell>
          <table:table-cell office:value-type="float" office:value="0.003794" calcext:value-type="float">
            <text:p>0.003794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04104" calcext:value-type="float">
            <text:p>0.004104</text:p>
          </table:table-cell>
          <table:table-cell office:value-type="float" office:value="0.00403" calcext:value-type="float">
            <text:p>0.00403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3287" calcext:value-type="float">
            <text:p>0.003287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3768" calcext:value-type="float">
            <text:p>0.003768</text:p>
          </table:table-cell>
          <table:table-cell office:value-type="float" office:value="0.004283" calcext:value-type="float">
            <text:p>0.004283</text:p>
          </table:table-cell>
          <table:table-cell office:value-type="float" office:value="0.003922" calcext:value-type="float">
            <text:p>0.003922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03456" calcext:value-type="float">
            <text:p>0.003456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3275" calcext:value-type="float">
            <text:p>0.003275</text:p>
          </table:table-cell>
          <table:table-cell office:value-type="float" office:value="0.003799" calcext:value-type="float">
            <text:p>0.003799</text:p>
          </table:table-cell>
          <table:table-cell office:value-type="float" office:value="0.004019" calcext:value-type="float">
            <text:p>0.004019</text:p>
          </table:table-cell>
          <table:table-cell office:value-type="float" office:value="0.004219" calcext:value-type="float">
            <text:p>0.004219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0.003688" calcext:value-type="float">
            <text:p>0.003688</text:p>
          </table:table-cell>
          <table:table-cell office:value-type="float" office:value="0.003672" calcext:value-type="float">
            <text:p>0.003672</text:p>
          </table:table-cell>
          <table:table-cell office:value-type="float" office:value="0.003748" calcext:value-type="float">
            <text:p>0.003748</text:p>
          </table:table-cell>
          <table:table-cell office:value-type="float" office:value="0.003448" calcext:value-type="float">
            <text:p>0.003448</text:p>
          </table:table-cell>
          <table:table-cell office:value-type="float" office:value="0.004042" calcext:value-type="float">
            <text:p>0.004042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0.004119" calcext:value-type="float">
            <text:p>0.004119</text:p>
          </table:table-cell>
          <table:table-cell office:value-type="float" office:value="0.003751" calcext:value-type="float">
            <text:p>0.003751</text:p>
          </table:table-cell>
          <table:table-cell office:value-type="float" office:value="0.003329" calcext:value-type="float">
            <text:p>0.003329</text:p>
          </table:table-cell>
          <table:table-cell office:value-type="float" office:value="0.003482" calcext:value-type="float">
            <text:p>0.003482</text:p>
          </table:table-cell>
          <table:table-cell office:value-type="float" office:value="0.004194" calcext:value-type="float">
            <text:p>0.004194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.003703" calcext:value-type="float">
            <text:p>0.003703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4019" calcext:value-type="float">
            <text:p>0.004019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3788" calcext:value-type="float">
            <text:p>0.003788</text:p>
          </table:table-cell>
          <table:table-cell office:value-type="float" office:value="0.003759" calcext:value-type="float">
            <text:p>0.003759</text:p>
          </table:table-cell>
          <table:table-cell office:value-type="float" office:value="0.003889" calcext:value-type="float">
            <text:p>0.003889</text:p>
          </table:table-cell>
          <table:table-cell office:value-type="float" office:value="0.004037" calcext:value-type="float">
            <text:p>0.004037</text:p>
          </table:table-cell>
          <table:table-cell office:value-type="float" office:value="0.004154" calcext:value-type="float">
            <text:p>0.004154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0.004412" calcext:value-type="float">
            <text:p>0.004412</text:p>
          </table:table-cell>
          <table:table-cell office:value-type="float" office:value="0.00534" calcext:value-type="float">
            <text:p>0.00534</text:p>
          </table:table-cell>
          <table:table-cell office:value-type="float" office:value="0.99542" calcext:value-type="float">
            <text:p>0.995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84401" calcext:value-type="float">
            <text:p>0.284401</text:p>
          </table:table-cell>
          <table:table-cell office:value-type="float" office:value="0.028241" calcext:value-type="float">
            <text:p>0.028241</text:p>
          </table:table-cell>
          <table:table-cell office:value-type="float" office:value="0.035014" calcext:value-type="float">
            <text:p>0.035014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26841" calcext:value-type="float">
            <text:p>0.026841</text:p>
          </table:table-cell>
          <table:table-cell office:value-type="float" office:value="0.006455" calcext:value-type="float">
            <text:p>0.006455</text:p>
          </table:table-cell>
          <table:table-cell office:value-type="float" office:value="0.021751" calcext:value-type="float">
            <text:p>0.021751</text:p>
          </table:table-cell>
          <table:table-cell office:value-type="float" office:value="0.007325" calcext:value-type="float">
            <text:p>0.007325</text:p>
          </table:table-cell>
          <table:table-cell office:value-type="float" office:value="0.007536" calcext:value-type="float">
            <text:p>0.007536</text:p>
          </table:table-cell>
          <table:table-cell office:value-type="float" office:value="0.004781" calcext:value-type="float">
            <text:p>0.004781</text:p>
          </table:table-cell>
          <table:table-cell office:value-type="float" office:value="0.029785" calcext:value-type="float">
            <text:p>0.029785</text:p>
          </table:table-cell>
          <table:table-cell office:value-type="float" office:value="0.004143" calcext:value-type="float">
            <text:p>0.004143</text:p>
          </table:table-cell>
          <table:table-cell office:value-type="float" office:value="0.005012" calcext:value-type="float">
            <text:p>0.005012</text:p>
          </table:table-cell>
          <table:table-cell office:value-type="float" office:value="0.004332" calcext:value-type="float">
            <text:p>0.004332</text:p>
          </table:table-cell>
          <table:table-cell office:value-type="float" office:value="0.004549" calcext:value-type="float">
            <text:p>0.004549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0413" calcext:value-type="float">
            <text:p>0.00413</text:p>
          </table:table-cell>
          <table:table-cell office:value-type="float" office:value="0.010138" calcext:value-type="float">
            <text:p>0.010138</text:p>
          </table:table-cell>
          <table:table-cell office:value-type="float" office:value="0.008193" calcext:value-type="float">
            <text:p>0.008193</text:p>
          </table:table-cell>
          <table:table-cell office:value-type="float" office:value="0.006078" calcext:value-type="float">
            <text:p>0.006078</text:p>
          </table:table-cell>
          <table:table-cell office:value-type="float" office:value="0.004015" calcext:value-type="float">
            <text:p>0.004015</text:p>
          </table:table-cell>
          <table:table-cell office:value-type="float" office:value="0.003487" calcext:value-type="float">
            <text:p>0.003487</text:p>
          </table:table-cell>
          <table:table-cell office:value-type="float" office:value="0.005338" calcext:value-type="float">
            <text:p>0.005338</text:p>
          </table:table-cell>
          <table:table-cell office:value-type="float" office:value="0.005247" calcext:value-type="float">
            <text:p>0.005247</text:p>
          </table:table-cell>
          <table:table-cell office:value-type="float" office:value="0.003402" calcext:value-type="float">
            <text:p>0.003402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2168" calcext:value-type="float">
            <text:p>0.002168</text:p>
          </table:table-cell>
          <table:table-cell office:value-type="float" office:value="0.002154" calcext:value-type="float">
            <text:p>0.002154</text:p>
          </table:table-cell>
          <table:table-cell office:value-type="float" office:value="0.002301" calcext:value-type="float">
            <text:p>0.002301</text:p>
          </table:table-cell>
          <table:table-cell office:value-type="float" office:value="0.001636" calcext:value-type="float">
            <text:p>0.001636</text:p>
          </table:table-cell>
          <table:table-cell office:value-type="float" office:value="0.002115" calcext:value-type="float">
            <text:p>0.002115</text:p>
          </table:table-cell>
          <table:table-cell office:value-type="float" office:value="0.002316" calcext:value-type="float">
            <text:p>0.002316</text:p>
          </table:table-cell>
          <table:table-cell office:value-type="float" office:value="0.007094" calcext:value-type="float">
            <text:p>0.007094</text:p>
          </table:table-cell>
          <table:table-cell office:value-type="float" office:value="0.001796" calcext:value-type="float">
            <text:p>0.001796</text:p>
          </table:table-cell>
          <table:table-cell office:value-type="float" office:value="0.005113" calcext:value-type="float">
            <text:p>0.005113</text:p>
          </table:table-cell>
          <table:table-cell office:value-type="float" office:value="0.001474" calcext:value-type="float">
            <text:p>0.001474</text:p>
          </table:table-cell>
          <table:table-cell office:value-type="float" office:value="0.001311" calcext:value-type="float">
            <text:p>0.001311</text:p>
          </table:table-cell>
          <table:table-cell office:value-type="float" office:value="0.004097" calcext:value-type="float">
            <text:p>0.004097</text:p>
          </table:table-cell>
          <table:table-cell office:value-type="float" office:value="0.001723" calcext:value-type="float">
            <text:p>0.001723</text:p>
          </table:table-cell>
          <table:table-cell office:value-type="float" office:value="0.001843" calcext:value-type="float">
            <text:p>0.001843</text:p>
          </table:table-cell>
          <table:table-cell office:value-type="float" office:value="0.017163" calcext:value-type="float">
            <text:p>0.017163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8207" calcext:value-type="float">
            <text:p>0.008207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4568" calcext:value-type="float">
            <text:p>0.004568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1406" calcext:value-type="float">
            <text:p>0.001406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01818" calcext:value-type="float">
            <text:p>0.001818</text:p>
          </table:table-cell>
          <table:table-cell office:value-type="float" office:value="0.002003" calcext:value-type="float">
            <text:p>0.002003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0.001103" calcext:value-type="float">
            <text:p>0.001103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001074" calcext:value-type="float">
            <text:p>0.001074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0.001088" calcext:value-type="float">
            <text:p>0.001088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001384" calcext:value-type="float">
            <text:p>0.001384</text:p>
          </table:table-cell>
          <table:table-cell office:value-type="float" office:value="0.001511" calcext:value-type="float">
            <text:p>0.001511</text:p>
          </table:table-cell>
          <table:table-cell office:value-type="float" office:value="0.001383" calcext:value-type="float">
            <text:p>0.001383</text:p>
          </table:table-cell>
          <table:table-cell office:value-type="float" office:value="0.001823" calcext:value-type="float">
            <text:p>0.001823</text:p>
          </table:table-cell>
          <table:table-cell office:value-type="float" office:value="0.001157" calcext:value-type="float">
            <text:p>0.001157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1638" calcext:value-type="float">
            <text:p>0.001638</text:p>
          </table:table-cell>
          <table:table-cell office:value-type="float" office:value="0.002782" calcext:value-type="float">
            <text:p>0.002782</text:p>
          </table:table-cell>
          <table:table-cell office:value-type="float" office:value="0.002038" calcext:value-type="float">
            <text:p>0.002038</text:p>
          </table:table-cell>
          <table:table-cell office:value-type="float" office:value="0.001679" calcext:value-type="float">
            <text:p>0.001679</text:p>
          </table:table-cell>
          <table:table-cell office:value-type="float" office:value="0.001483" calcext:value-type="float">
            <text:p>0.001483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001314" calcext:value-type="float">
            <text:p>0.001314</text:p>
          </table:table-cell>
          <table:table-cell office:value-type="float" office:value="0.001991" calcext:value-type="float">
            <text:p>0.001991</text:p>
          </table:table-cell>
          <table:table-cell office:value-type="float" office:value="0.000755" calcext:value-type="float">
            <text:p>0.000755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001679" calcext:value-type="float">
            <text:p>0.001679</text:p>
          </table:table-cell>
          <table:table-cell office:value-type="float" office:value="0.001998" calcext:value-type="float">
            <text:p>0.001998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0781" calcext:value-type="float">
            <text:p>0.000781</text:p>
          </table:table-cell>
          <table:table-cell office:value-type="float" office:value="0.001863" calcext:value-type="float">
            <text:p>0.001863</text:p>
          </table:table-cell>
          <table:table-cell office:value-type="float" office:value="0.003047" calcext:value-type="float">
            <text:p>0.003047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1296" calcext:value-type="float">
            <text:p>0.001296</text:p>
          </table:table-cell>
          <table:table-cell office:value-type="float" office:value="0.002366" calcext:value-type="float">
            <text:p>0.002366</text:p>
          </table:table-cell>
          <table:table-cell office:value-type="float" office:value="0.001418" calcext:value-type="float">
            <text:p>0.001418</text:p>
          </table:table-cell>
          <table:table-cell office:value-type="float" office:value="0.002484" calcext:value-type="float">
            <text:p>0.002484</text:p>
          </table:table-cell>
          <table:table-cell office:value-type="float" office:value="0.001421" calcext:value-type="float">
            <text:p>0.001421</text:p>
          </table:table-cell>
          <table:table-cell office:value-type="float" office:value="0.001851" calcext:value-type="float">
            <text:p>0.001851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0.000824" calcext:value-type="float">
            <text:p>0.000824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4929" calcext:value-type="float">
            <text:p>0.004929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0.011064" calcext:value-type="float">
            <text:p>0.011064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005682" calcext:value-type="float">
            <text:p>0.005682</text:p>
          </table:table-cell>
          <table:table-cell office:value-type="float" office:value="0.019665" calcext:value-type="float">
            <text:p>0.019665</text:p>
          </table:table-cell>
          <table:table-cell office:value-type="float" office:value="0.002845" calcext:value-type="float">
            <text:p>0.002845</text:p>
          </table:table-cell>
          <table:table-cell office:value-type="float" office:value="0.004278" calcext:value-type="float">
            <text:p>0.00427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10753" calcext:value-type="float">
            <text:p>0.010753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0.002173" calcext:value-type="float">
            <text:p>0.002173</text:p>
          </table:table-cell>
          <table:table-cell office:value-type="float" office:value="0.007411" calcext:value-type="float">
            <text:p>0.007411</text:p>
          </table:table-cell>
          <table:table-cell office:value-type="float" office:value="0.004247" calcext:value-type="float">
            <text:p>0.004247</text:p>
          </table:table-cell>
          <table:table-cell office:value-type="float" office:value="0.010136" calcext:value-type="float">
            <text:p>0.010136</text:p>
          </table:table-cell>
          <table:table-cell office:value-type="float" office:value="0.020004" calcext:value-type="float">
            <text:p>0.020004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0.012953" calcext:value-type="float">
            <text:p>0.012953</text:p>
          </table:table-cell>
          <table:table-cell office:value-type="float" office:value="0.009955" calcext:value-type="float">
            <text:p>0.009955</text:p>
          </table:table-cell>
          <table:table-cell office:value-type="float" office:value="0.013142" calcext:value-type="float">
            <text:p>0.013142</text:p>
          </table:table-cell>
          <table:table-cell office:value-type="float" office:value="0.004969" calcext:value-type="float">
            <text:p>0.004969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1689" calcext:value-type="float">
            <text:p>0.001689</text:p>
          </table:table-cell>
          <table:table-cell office:value-type="float" office:value="0.001364" calcext:value-type="float">
            <text:p>0.001364</text:p>
          </table:table-cell>
          <table:table-cell office:value-type="float" office:value="0.002623" calcext:value-type="float">
            <text:p>0.002623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6699" calcext:value-type="float">
            <text:p>0.006699</text:p>
          </table:table-cell>
          <table:table-cell office:value-type="float" office:value="0.002672" calcext:value-type="float">
            <text:p>0.002672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3461" calcext:value-type="float">
            <text:p>0.003461</text:p>
          </table:table-cell>
          <table:table-cell office:value-type="float" office:value="0.002386" calcext:value-type="float">
            <text:p>0.002386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097" calcext:value-type="float">
            <text:p>0.001097</text:p>
          </table:table-cell>
          <table:table-cell office:value-type="float" office:value="0.000827" calcext:value-type="float">
            <text:p>0.000827</text:p>
          </table:table-cell>
          <table:table-cell office:value-type="float" office:value="0.003182" calcext:value-type="float">
            <text:p>0.003182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0.000994" calcext:value-type="float">
            <text:p>0.000994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0.001342" calcext:value-type="float">
            <text:p>0.001342</text:p>
          </table:table-cell>
          <table:table-cell office:value-type="float" office:value="0.000978" calcext:value-type="float">
            <text:p>0.000978</text:p>
          </table:table-cell>
          <table:table-cell office:value-type="float" office:value="0.000984" calcext:value-type="float">
            <text:p>0.000984</text:p>
          </table:table-cell>
          <table:table-cell office:value-type="float" office:value="0.001266" calcext:value-type="float">
            <text:p>0.001266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0.001074" calcext:value-type="float">
            <text:p>0.001074</text:p>
          </table:table-cell>
          <table:table-cell office:value-type="float" office:value="0.000782" calcext:value-type="float">
            <text:p>0.000782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301" calcext:value-type="float">
            <text:p>0.002301</text:p>
          </table:table-cell>
          <table:table-cell office:value-type="float" office:value="0.000777" calcext:value-type="float">
            <text:p>0.000777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0.001002" calcext:value-type="float">
            <text:p>0.001002</text:p>
          </table:table-cell>
          <table:table-cell office:value-type="float" office:value="0.001061" calcext:value-type="float">
            <text:p>0.001061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0801" calcext:value-type="float">
            <text:p>0.000801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0.001283" calcext:value-type="float">
            <text:p>0.001283</text:p>
          </table:table-cell>
          <table:table-cell office:value-type="float" office:value="0.000784" calcext:value-type="float">
            <text:p>0.000784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0547" calcext:value-type="float">
            <text:p>0.000547</text:p>
          </table:table-cell>
          <table:table-cell office:value-type="float" office:value="0.000731" calcext:value-type="float">
            <text:p>0.000731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586" calcext:value-type="float">
            <text:p>0.000586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000624" calcext:value-type="float">
            <text:p>0.000624</text:p>
          </table:table-cell>
          <table:table-cell office:value-type="float" office:value="0.000486" calcext:value-type="float">
            <text:p>0.000486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0.001818" calcext:value-type="float">
            <text:p>0.001818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0.000783" calcext:value-type="float">
            <text:p>0.000783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88" calcext:value-type="float">
            <text:p>0.000588</text:p>
          </table:table-cell>
          <table:table-cell office:value-type="float" office:value="0.000451" calcext:value-type="float">
            <text:p>0.000451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0.000776" calcext:value-type="float">
            <text:p>0.000776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001352" calcext:value-type="float">
            <text:p>0.001352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783" calcext:value-type="float">
            <text:p>0.000783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1003" calcext:value-type="float">
            <text:p>0.001003</text:p>
          </table:table-cell>
          <table:table-cell office:value-type="float" office:value="0.001851" calcext:value-type="float">
            <text:p>0.001851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0755" calcext:value-type="float">
            <text:p>0.000755</text:p>
          </table:table-cell>
          <table:table-cell office:value-type="float" office:value="0.000841" calcext:value-type="float">
            <text:p>0.000841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1801" calcext:value-type="float">
            <text:p>0.001801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0553" calcext:value-type="float">
            <text:p>0.000553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283" calcext:value-type="float">
            <text:p>0.001283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0602" calcext:value-type="float">
            <text:p>0.000602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764" calcext:value-type="float">
            <text:p>0.000764</text:p>
          </table:table-cell>
          <table:table-cell office:value-type="float" office:value="0.000561" calcext:value-type="float">
            <text:p>0.000561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00612" calcext:value-type="float">
            <text:p>0.000612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000486" calcext:value-type="float">
            <text:p>0.00048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461" calcext:value-type="float">
            <text:p>0.000461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.001679" calcext:value-type="float">
            <text:p>0.001679</text:p>
          </table:table-cell>
          <table:table-cell office:value-type="float" office:value="0.001048" calcext:value-type="float">
            <text:p>0.001048</text:p>
          </table:table-cell>
          <table:table-cell office:value-type="float" office:value="0.725713" calcext:value-type="float">
            <text:p>0.7257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9025" calcext:value-type="float">
            <text:p>0.009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025" calcext:value-type="float">
            <text:p>0.00902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177431" calcext:value-type="float">
            <text:p>0.177431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06053" calcext:value-type="float">
            <text:p>0.0060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189" calcext:value-type="float">
            <text:p>0.005189</text:p>
          </table:table-cell>
          <table:table-cell table:number-columns-repeated="2" office:value-type="float" office:value="0.000018" calcext:value-type="float">
            <text:p>1.8E-0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11589" calcext:value-type="float">
            <text:p>0.011589</text:p>
          </table:table-cell>
          <table:table-cell office:value-type="float" office:value="0.001784" calcext:value-type="float">
            <text:p>0.001784</text:p>
          </table:table-cell>
          <table:table-cell office:value-type="float" office:value="0.015227" calcext:value-type="float">
            <text:p>0.01522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1" calcext:value-type="float">
            <text:p>1E-04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8" calcext:value-type="float">
            <text:p>8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" calcext:value-type="float">
            <text:p>0</text:p>
          </table:table-cell>
          <table:table-cell office:value-type="float" office:value="0.001434" calcext:value-type="float">
            <text:p>0.001434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001107" calcext:value-type="float">
            <text:p>0.001107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0886" calcext:value-type="float">
            <text:p>0.000886</text:p>
          </table:table-cell>
          <table:table-cell office:value-type="float" office:value="0.002625" calcext:value-type="float">
            <text:p>0.002625</text:p>
          </table:table-cell>
          <table:table-cell office:value-type="float" office:value="0.007575" calcext:value-type="float">
            <text:p>0.007575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899" calcext:value-type="float">
            <text:p>0.000899</text:p>
          </table:table-cell>
          <table:table-cell office:value-type="float" office:value="0.000708" calcext:value-type="float">
            <text:p>0.000708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.001702" calcext:value-type="float">
            <text:p>0.001702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343" calcext:value-type="float">
            <text:p>0.001343</text:p>
          </table:table-cell>
          <table:table-cell office:value-type="float" office:value="0.002644" calcext:value-type="float">
            <text:p>0.002644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523" calcext:value-type="float">
            <text:p>0.00052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6" calcext:value-type="float">
            <text:p>6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7503" calcext:value-type="float">
            <text:p>0.057503</text:p>
          </table:table-cell>
          <table:table-cell office:value-type="float" office:value="0.011731" calcext:value-type="float">
            <text:p>0.011731</text:p>
          </table:table-cell>
          <table:table-cell office:value-type="float" office:value="0.017069" calcext:value-type="float">
            <text:p>0.017069</text:p>
          </table:table-cell>
          <table:table-cell office:value-type="float" office:value="0.027839" calcext:value-type="float">
            <text:p>0.027839</text:p>
          </table:table-cell>
          <table:table-cell office:value-type="float" office:value="0.093885" calcext:value-type="float">
            <text:p>0.093885</text:p>
          </table:table-cell>
          <table:table-cell office:value-type="float" office:value="0.015615" calcext:value-type="float">
            <text:p>0.015615</text:p>
          </table:table-cell>
          <table:table-cell office:value-type="float" office:value="0.017263" calcext:value-type="float">
            <text:p>0.017263</text:p>
          </table:table-cell>
          <table:table-cell office:value-type="float" office:value="0.043856" calcext:value-type="float">
            <text:p>0.043856</text:p>
          </table:table-cell>
          <table:table-cell office:value-type="float" office:value="0.046792" calcext:value-type="float">
            <text:p>0.046792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0.00896" calcext:value-type="float">
            <text:p>0.00896</text:p>
          </table:table-cell>
          <table:table-cell office:value-type="float" office:value="0.030742" calcext:value-type="float">
            <text:p>0.030742</text:p>
          </table:table-cell>
          <table:table-cell office:value-type="float" office:value="0.019522" calcext:value-type="float">
            <text:p>0.019522</text:p>
          </table:table-cell>
          <table:table-cell office:value-type="float" office:value="0.050165" calcext:value-type="float">
            <text:p>0.050165</text:p>
          </table:table-cell>
          <table:table-cell office:value-type="float" office:value="0.056635" calcext:value-type="float">
            <text:p>0.056635</text:p>
          </table:table-cell>
          <table:table-cell office:value-type="float" office:value="0.012042" calcext:value-type="float">
            <text:p>0.012042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.041335" calcext:value-type="float">
            <text:p>0.041335</text:p>
          </table:table-cell>
          <table:table-cell office:value-type="float" office:value="0.048022" calcext:value-type="float">
            <text:p>0.048022</text:p>
          </table:table-cell>
          <table:table-cell office:value-type="float" office:value="0.068986" calcext:value-type="float">
            <text:p>0.068986</text:p>
          </table:table-cell>
          <table:table-cell office:value-type="float" office:value="0.021798" calcext:value-type="float">
            <text:p>0.021798</text:p>
          </table:table-cell>
          <table:table-cell office:value-type="float" office:value="0.006999" calcext:value-type="float">
            <text:p>0.006999</text:p>
          </table:table-cell>
          <table:table-cell office:value-type="float" office:value="0.016273" calcext:value-type="float">
            <text:p>0.016273</text:p>
          </table:table-cell>
          <table:table-cell office:value-type="float" office:value="0.000895" calcext:value-type="float">
            <text:p>0.000895</text:p>
          </table:table-cell>
          <table:table-cell office:value-type="float" office:value="0.017524" calcext:value-type="float">
            <text:p>0.017524</text:p>
          </table:table-cell>
          <table:table-cell office:value-type="float" office:value="0.00054" calcext:value-type="float">
            <text:p>0.00054</text:p>
          </table:table-cell>
          <table:table-cell table:number-columns-repeated="133" office:value-type="float" office:value="0" calcext:value-type="float">
            <text:p>0</text:p>
          </table:table-cell>
          <table:table-cell office:value-type="float" office:value="0.564284" calcext:value-type="float">
            <text:p>0.5642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37" meta:object-count="0"/>
    <meta:generator>LibreOffice/6.0.7.3$Linux_X86_64 LibreOffice_project/00m0$Build-3</meta:generator>
  </office:meta>
</office:document-meta>
</file>